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3.099cm"/>
    </style:style>
    <style:style style:name="co4" style:family="table-column">
      <style:table-column-properties fo:break-before="auto" style:column-width="4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40.828cm" svg:height="18.198cm" svg:x="19.452cm" svg:y="0cm">
            <draw:object draw:notify-on-update-of-ranges="Arkusz1.A2:Arkusz1.A19 Arkusz1.B1:Arkusz1.B1 Arkusz1.B2:Arkusz1.B19 Arkusz1.A2:Arkusz1.A19 Arkusz1.C1:Arkusz1.C1 Arkusz1.C2:Arkusz1.C19 Arkusz1.A22:Arkusz1.A66 Arkusz1.B21:Arkusz1.B21 Arkusz1.B22:Arkusz1.B66 Arkusz1.A2:Arkusz1.A19 Arkusz1.D1:Arkusz1.D1 Arkusz1.D2:Arkusz1.D19 Arkusz1.A2:Arkusz1.A19 Arkusz1.E1:Arkusz1.E1 Arkusz1.E2:Arkusz1.E19 Arkusz1.A2:Arkusz1.A19 Arkusz1.F1:Arkusz1.F1 Arkusz1.F2:Arkusz1.F19 Arkusz1.A2:Arkusz1.A19 Arkusz1.G1:Arkusz1.G1 Arkusz1.G2:Arkusz1.G19 Arkusz1.I47:Arkusz1.I64 Arkusz1.J46:Arkusz1.J46 Arkusz1.J47:Arkusz1.J64 Arkusz1.I47:Arkusz1.I64 Arkusz1.K46:Arkusz1.K46 Arkusz1.K47:Arkusz1.K64 Arkusz1.I47:Arkusz1.I64 Arkusz1.L46:Arkusz1.L46 Arkusz1.L47:Arkusz1.L64 Arkusz1.I47:Arkusz1.I64 Arkusz1.M46:Arkusz1.M46 Arkusz1.M47:Arkusz1.M64 Arkusz1.I47:Arkusz1.I64 Arkusz1.N46:Arkusz1.N46 Arkusz1.N47:Arkusz1.N64 Arkusz1.I47:Arkusz1.I64 Arkusz1.O46:Arkusz1.O46 Arkusz1.O47:Arkusz1.O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5GeV</text:p>
          </table:table-cell>
          <table:table-cell office:value-type="string" calcext:value-type="string">
            <text:p>10GeV</text:p>
          </table:table-cell>
          <table:table-cell office:value-type="string" calcext:value-type="string">
            <text:p>5GeV</text:p>
          </table:table-cell>
          <table:table-cell office:value-type="string" calcext:value-type="string">
            <text:p>3GeV </text:p>
          </table:table-cell>
          <table:table-cell office:value-type="string" calcext:value-type="string">
            <text:p>1GeV </text:p>
          </table:table-cell>
          <table:table-cell office:value-type="string" calcext:value-type="string">
            <text:p>0,1GeV</text:p>
          </table:table-cell>
          <table:table-cell office:value-type="string" calcext:value-type="string">
            <text:p>0,01GeV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472" calcext:value-type="float">
            <text:p>154472</text:p>
          </table:table-cell>
          <table:table-cell office:value-type="float" office:value="139239" calcext:value-type="float">
            <text:p>139239</text:p>
          </table:table-cell>
          <table:table-cell office:value-type="float" office:value="115424" calcext:value-type="float">
            <text:p>115424</text:p>
          </table:table-cell>
          <table:table-cell office:value-type="float" office:value="94496" calcext:value-type="float">
            <text:p>94496</text:p>
          </table:table-cell>
          <table:table-cell office:value-type="float" office:value="53095" calcext:value-type="float">
            <text:p>53095</text:p>
          </table:table-cell>
          <table:table-cell office:value-type="float" office:value="3733" calcext:value-type="float">
            <text:p>3733</text:p>
          </table:table-cell>
          <table:table-cell office:value-type="float" office:value="0.3" calcext:value-type="float">
            <text:p>0,3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8490" calcext:value-type="float">
            <text:p>338490</text:p>
          </table:table-cell>
          <table:table-cell office:value-type="float" office:value="290412" calcext:value-type="float">
            <text:p>290412</text:p>
          </table:table-cell>
          <table:table-cell office:value-type="float" office:value="220355" calcext:value-type="float">
            <text:p>220355</text:p>
          </table:table-cell>
          <table:table-cell office:value-type="float" office:value="172902" calcext:value-type="float">
            <text:p>172902</text:p>
          </table:table-cell>
          <table:table-cell office:value-type="float" office:value="92472" calcext:value-type="float">
            <text:p>92472</text:p>
          </table:table-cell>
          <table:table-cell office:value-type="float" office:value="3826" calcext:value-type="float">
            <text:p>3826</text:p>
          </table:table-cell>
          <table:table-cell office:value-type="float" office:value="0.3" calcext:value-type="float">
            <text:p>0,3</text:p>
          </table:table-cell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9314" calcext:value-type="float">
            <text:p>519314</text:p>
          </table:table-cell>
          <table:table-cell office:value-type="float" office:value="426887" calcext:value-type="float">
            <text:p>426887</text:p>
          </table:table-cell>
          <table:table-cell office:value-type="float" office:value="311998" calcext:value-type="float">
            <text:p>311998</text:p>
          </table:table-cell>
          <table:table-cell office:value-type="float" office:value="234756" calcext:value-type="float">
            <text:p>234756</text:p>
          </table:table-cell>
          <table:table-cell office:value-type="float" office:value="123494" calcext:value-type="float">
            <text:p>123494</text:p>
          </table:table-cell>
          <table:table-cell office:value-type="float" office:value="3670" calcext:value-type="float">
            <text:p>3670</text:p>
          </table:table-cell>
          <table:table-cell office:value-type="float" office:value="0.3" calcext:value-type="float">
            <text:p>0,3</text:p>
          </table:table-cell>
          <table:table-cell table:number-columns-repeated="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3348" calcext:value-type="float">
            <text:p>663348</text:p>
          </table:table-cell>
          <table:table-cell office:value-type="float" office:value="543311" calcext:value-type="float">
            <text:p>543311</text:p>
          </table:table-cell>
          <table:table-cell office:value-type="float" office:value="385151" calcext:value-type="float">
            <text:p>385151</text:p>
          </table:table-cell>
          <table:table-cell office:value-type="float" office:value="285504" calcext:value-type="float">
            <text:p>285504</text:p>
          </table:table-cell>
          <table:table-cell office:value-type="float" office:value="143930" calcext:value-type="float">
            <text:p>143930</text:p>
          </table:table-cell>
          <table:table-cell office:value-type="float" office:value="3649" calcext:value-type="float">
            <text:p>3649</text:p>
          </table:table-cell>
          <table:table-cell office:value-type="float" office:value="0.5" calcext:value-type="float">
            <text:p>0,5</text:p>
          </table:table-cell>
          <table:table-cell table:number-columns-repeated="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96654" calcext:value-type="float">
            <text:p>796654</text:p>
          </table:table-cell>
          <table:table-cell office:value-type="float" office:value="635183" calcext:value-type="float">
            <text:p>635183</text:p>
          </table:table-cell>
          <table:table-cell office:value-type="float" office:value="436089" calcext:value-type="float">
            <text:p>436089</text:p>
          </table:table-cell>
          <table:table-cell office:value-type="float" office:value="321036" calcext:value-type="float">
            <text:p>321036</text:p>
          </table:table-cell>
          <table:table-cell office:value-type="float" office:value="155979" calcext:value-type="float">
            <text:p>155979</text:p>
          </table:table-cell>
          <table:table-cell office:value-type="float" office:value="3777" calcext:value-type="float">
            <text:p>3777</text:p>
          </table:table-cell>
          <table:table-cell office:value-type="float" office:value="0.3" calcext:value-type="float">
            <text:p>0,3</text:p>
          </table:table-cell>
          <table:table-cell table:number-columns-repeated="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8597" calcext:value-type="float">
            <text:p>898597</text:p>
          </table:table-cell>
          <table:table-cell office:value-type="float" office:value="705991" calcext:value-type="float">
            <text:p>705991</text:p>
          </table:table-cell>
          <table:table-cell office:value-type="float" office:value="476258" calcext:value-type="float">
            <text:p>476258</text:p>
          </table:table-cell>
          <table:table-cell office:value-type="float" office:value="346494" calcext:value-type="float">
            <text:p>346494</text:p>
          </table:table-cell>
          <table:table-cell office:value-type="float" office:value="165878" calcext:value-type="float">
            <text:p>165878</text:p>
          </table:table-cell>
          <table:table-cell office:value-type="float" office:value="3790" calcext:value-type="float">
            <text:p>3790</text:p>
          </table:table-cell>
          <table:table-cell office:value-type="float" office:value="0.5" calcext:value-type="float">
            <text:p>0,5</text:p>
          </table:table-cell>
          <table:table-cell table:number-columns-repeated="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4865" calcext:value-type="float">
            <text:p>974865</text:p>
          </table:table-cell>
          <table:table-cell office:value-type="float" office:value="765302" calcext:value-type="float">
            <text:p>765302</text:p>
          </table:table-cell>
          <table:table-cell office:value-type="float" office:value="509337" calcext:value-type="float">
            <text:p>509337</text:p>
          </table:table-cell>
          <table:table-cell office:value-type="float" office:value="366171" calcext:value-type="float">
            <text:p>366171</text:p>
          </table:table-cell>
          <table:table-cell office:value-type="float" office:value="169948" calcext:value-type="float">
            <text:p>169948</text:p>
          </table:table-cell>
          <table:table-cell office:value-type="float" office:value="3631" calcext:value-type="float">
            <text:p>3631</text:p>
          </table:table-cell>
          <table:table-cell office:value-type="float" office:value="0.5" calcext:value-type="float">
            <text:p>0,5</text:p>
          </table:table-cell>
          <table:table-cell table:number-columns-repeated="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4541" calcext:value-type="float">
            <text:p>1034541</text:p>
          </table:table-cell>
          <table:table-cell office:value-type="float" office:value="809680" calcext:value-type="float">
            <text:p>809680</text:p>
          </table:table-cell>
          <table:table-cell office:value-type="float" office:value="531510" calcext:value-type="float">
            <text:p>531510</text:p>
          </table:table-cell>
          <table:table-cell office:value-type="float" office:value="376336" calcext:value-type="float">
            <text:p>376336</text:p>
          </table:table-cell>
          <table:table-cell office:value-type="float" office:value="172520" calcext:value-type="float">
            <text:p>172520</text:p>
          </table:table-cell>
          <table:table-cell office:value-type="float" office:value="3755" calcext:value-type="float">
            <text:p>3755</text:p>
          </table:table-cell>
          <table:table-cell office:value-type="float" office:value="0.4" calcext:value-type="float">
            <text:p>0,4</text:p>
          </table:table-cell>
          <table:table-cell table:number-columns-repeated="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93799" calcext:value-type="float">
            <text:p>1093799</text:p>
          </table:table-cell>
          <table:table-cell office:value-type="float" office:value="836167" calcext:value-type="float">
            <text:p>836167</text:p>
          </table:table-cell>
          <table:table-cell office:value-type="float" office:value="550750" calcext:value-type="float">
            <text:p>550750</text:p>
          </table:table-cell>
          <table:table-cell office:value-type="float" office:value="386961" calcext:value-type="float">
            <text:p>386961</text:p>
          </table:table-cell>
          <table:table-cell office:value-type="float" office:value="172208" calcext:value-type="float">
            <text:p>172208</text:p>
          </table:table-cell>
          <table:table-cell office:value-type="float" office:value="3720" calcext:value-type="float">
            <text:p>3720</text:p>
          </table:table-cell>
          <table:table-cell office:value-type="float" office:value="0.4" calcext:value-type="float">
            <text:p>0,4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20431" calcext:value-type="float">
            <text:p>1120431</text:p>
          </table:table-cell>
          <table:table-cell office:value-type="float" office:value="871667" calcext:value-type="float">
            <text:p>871667</text:p>
          </table:table-cell>
          <table:table-cell office:value-type="float" office:value="562690" calcext:value-type="float">
            <text:p>562690</text:p>
          </table:table-cell>
          <table:table-cell office:value-type="float" office:value="392408" calcext:value-type="float">
            <text:p>392408</text:p>
          </table:table-cell>
          <table:table-cell office:value-type="float" office:value="170800" calcext:value-type="float">
            <text:p>170800</text:p>
          </table:table-cell>
          <table:table-cell office:value-type="float" office:value="3695" calcext:value-type="float">
            <text:p>3695</text:p>
          </table:table-cell>
          <table:table-cell office:value-type="float" office:value="0.3" calcext:value-type="float">
            <text:p>0,3</text:p>
          </table:table-cell>
          <table:table-cell table:number-columns-repeated="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45963" calcext:value-type="float">
            <text:p>1145963</text:p>
          </table:table-cell>
          <table:table-cell office:value-type="float" office:value="886778" calcext:value-type="float">
            <text:p>886778</text:p>
          </table:table-cell>
          <table:table-cell office:value-type="float" office:value="571475" calcext:value-type="float">
            <text:p>571475</text:p>
          </table:table-cell>
          <table:table-cell office:value-type="float" office:value="399859" calcext:value-type="float">
            <text:p>399859</text:p>
          </table:table-cell>
          <table:table-cell office:value-type="float" office:value="173008" calcext:value-type="float">
            <text:p>173008</text:p>
          </table:table-cell>
          <table:table-cell office:value-type="float" office:value="3633" calcext:value-type="float">
            <text:p>3633</text:p>
          </table:table-cell>
          <table:table-cell office:value-type="float" office:value="0.5" calcext:value-type="float">
            <text:p>0,5</text:p>
          </table:table-cell>
          <table:table-cell table:number-columns-repeated="19"/>
          <table:table-cell table:number-columns-repeated="3" office:value-type="float" office:value="11.34" calcext:value-type="float">
            <text:p>11,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70723" calcext:value-type="float">
            <text:p>1170723</text:p>
          </table:table-cell>
          <table:table-cell office:value-type="float" office:value="903838" calcext:value-type="float">
            <text:p>903838</text:p>
          </table:table-cell>
          <table:table-cell office:value-type="float" office:value="577256" calcext:value-type="float">
            <text:p>577256</text:p>
          </table:table-cell>
          <table:table-cell office:value-type="float" office:value="396795" calcext:value-type="float">
            <text:p>396795</text:p>
          </table:table-cell>
          <table:table-cell office:value-type="float" office:value="172898" calcext:value-type="float">
            <text:p>172898</text:p>
          </table:table-cell>
          <table:table-cell office:value-type="float" office:value="3667" calcext:value-type="float">
            <text:p>3667</text:p>
          </table:table-cell>
          <table:table-cell office:value-type="float" office:value="0.6" calcext:value-type="float">
            <text:p>0,6</text:p>
          </table:table-cell>
          <table:table-cell table:number-columns-repeated="19"/>
          <table:table-cell table:number-columns-repeated="3" office:value-type="float" office:value="207.2" calcext:value-type="float">
            <text:p>207,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93617" calcext:value-type="float">
            <text:p>1193617</text:p>
          </table:table-cell>
          <table:table-cell office:value-type="float" office:value="905952" calcext:value-type="float">
            <text:p>905952</text:p>
          </table:table-cell>
          <table:table-cell office:value-type="float" office:value="578382" calcext:value-type="float">
            <text:p>578382</text:p>
          </table:table-cell>
          <table:table-cell office:value-type="float" office:value="399158" calcext:value-type="float">
            <text:p>399158</text:p>
          </table:table-cell>
          <table:table-cell office:value-type="float" office:value="172637" calcext:value-type="float">
            <text:p>172637</text:p>
          </table:table-cell>
          <table:table-cell office:value-type="float" office:value="3730" calcext:value-type="float">
            <text:p>3730</text:p>
          </table:table-cell>
          <table:table-cell office:value-type="float" office:value="0.4" calcext:value-type="float">
            <text:p>0,4</text:p>
          </table:table-cell>
          <table:table-cell table:number-columns-repeated="19"/>
          <table:table-cell table:style-name="ce3" table:formula="of:=-1/LOG(EXP(1))*LOG(1-[.AB17]/[.AB18])/([.AB15]*[.AB16])" office:value-type="float" office:value="1.39428213283024E-024" calcext:value-type="float">
            <text:p>1,39428213283024E-24</text:p>
          </table:table-cell>
          <table:table-cell table:style-name="ce3" table:formula="of:=-1/LOG(EXP(1))*LOG(1-[.AC17]/[.AC18])/([.AC15]*[.AC16])" office:value-type="float" office:value="1.17597723509854E-024" calcext:value-type="float">
            <text:p>1,17597723509854E-24</text:p>
          </table:table-cell>
          <table:table-cell table:style-name="ce3" table:formula="of:=-1/LOG(EXP(1))*LOG(1-[.AD17]/[.AD18])/([.AD15]*[.AD16])" office:value-type="float" office:value="2.02408039269859E-024" calcext:value-type="float">
            <text:p>2,02408039269859E-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02908" calcext:value-type="float">
            <text:p>1202908</text:p>
          </table:table-cell>
          <table:table-cell office:value-type="float" office:value="916103" calcext:value-type="float">
            <text:p>916103</text:p>
          </table:table-cell>
          <table:table-cell office:value-type="float" office:value="579106" calcext:value-type="float">
            <text:p>579106</text:p>
          </table:table-cell>
          <table:table-cell office:value-type="float" office:value="400577" calcext:value-type="float">
            <text:p>400577</text:p>
          </table:table-cell>
          <table:table-cell office:value-type="float" office:value="172406" calcext:value-type="float">
            <text:p>172406</text:p>
          </table:table-cell>
          <table:table-cell office:value-type="float" office:value="3674" calcext:value-type="float">
            <text:p>3674</text:p>
          </table:table-cell>
          <table:table-cell office:value-type="float" office:value="0.5" calcext:value-type="float">
            <text:p>0,5</text:p>
          </table:table-cell>
          <table:table-cell table:number-columns-repeated="19"/>
          <table:table-cell table:formula="of:=6.022140857*10^23*[.AB12]/[.AB13]" office:value-type="float" office:value="3.29590141497973E+022" calcext:value-type="float">
            <text:p>3,29590141497973E+022</text:p>
          </table:table-cell>
          <table:table-cell table:formula="of:=6.022140857*10^23*[.AC12]/[.AC13]" office:value-type="float" office:value="3.29590141497973E+022" calcext:value-type="float">
            <text:p>3,29590141497973E+022</text:p>
          </table:table-cell>
          <table:table-cell table:formula="of:=6.022140857*10^23*[.AD12]/[.AD13]" office:value-type="float" office:value="3.29590141497973E+022" calcext:value-type="float">
            <text:p>3,29590141497973E+0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05688" calcext:value-type="float">
            <text:p>1205688</text:p>
          </table:table-cell>
          <table:table-cell office:value-type="float" office:value="921952" calcext:value-type="float">
            <text:p>921952</text:p>
          </table:table-cell>
          <table:table-cell office:value-type="float" office:value="581920" calcext:value-type="float">
            <text:p>581920</text:p>
          </table:table-cell>
          <table:table-cell office:value-type="float" office:value="396439" calcext:value-type="float">
            <text:p>396439</text:p>
          </table:table-cell>
          <table:table-cell office:value-type="float" office:value="173284" calcext:value-type="float">
            <text:p>173284</text:p>
          </table:table-cell>
          <table:table-cell office:value-type="float" office:value="3669" calcext:value-type="float">
            <text:p>3669</text:p>
          </table:table-cell>
          <table:table-cell office:value-type="float" office:value="0.1" calcext:value-type="float">
            <text:p>0,1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19206" calcext:value-type="float">
            <text:p>1219206</text:p>
          </table:table-cell>
          <table:table-cell office:value-type="float" office:value="925060" calcext:value-type="float">
            <text:p>925060</text:p>
          </table:table-cell>
          <table:table-cell office:value-type="float" office:value="587904" calcext:value-type="float">
            <text:p>587904</text:p>
          </table:table-cell>
          <table:table-cell office:value-type="float" office:value="400002" calcext:value-type="float">
            <text:p>400002</text:p>
          </table:table-cell>
          <table:table-cell office:value-type="float" office:value="172290" calcext:value-type="float">
            <text:p>172290</text:p>
          </table:table-cell>
          <table:table-cell office:value-type="float" office:value="3584" calcext:value-type="float">
            <text:p>3584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543311" calcext:value-type="float">
            <text:p>543311</text:p>
          </table:table-cell>
          <table:table-cell office:value-type="float" office:value="290412" calcext:value-type="float">
            <text:p>290412</text:p>
          </table:table-cell>
          <table:table-cell office:value-type="float" office:value="871667" calcext:value-type="float">
            <text:p>8716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18424" calcext:value-type="float">
            <text:p>1218424</text:p>
          </table:table-cell>
          <table:table-cell office:value-type="float" office:value="929113" calcext:value-type="float">
            <text:p>929113</text:p>
          </table:table-cell>
          <table:table-cell office:value-type="float" office:value="585602" calcext:value-type="float">
            <text:p>585602</text:p>
          </table:table-cell>
          <table:table-cell office:value-type="float" office:value="400484" calcext:value-type="float">
            <text:p>400484</text:p>
          </table:table-cell>
          <table:table-cell office:value-type="float" office:value="169133" calcext:value-type="float">
            <text:p>169133</text:p>
          </table:table-cell>
          <table:table-cell office:value-type="float" office:value="3448" calcext:value-type="float">
            <text:p>3448</text:p>
          </table:table-cell>
          <table:table-cell office:value-type="float" office:value="0.3" calcext:value-type="float">
            <text:p>0,3</text:p>
          </table:table-cell>
          <table:table-cell table:number-columns-repeated="19"/>
          <table:table-cell table:number-columns-repeated="3" office:value-type="float" office:value="903838" calcext:value-type="float">
            <text:p>9038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13598" calcext:value-type="float">
            <text:p>1213598</text:p>
          </table:table-cell>
          <table:table-cell office:value-type="float" office:value="918523" calcext:value-type="float">
            <text:p>918523</text:p>
          </table:table-cell>
          <table:table-cell office:value-type="float" office:value="580141" calcext:value-type="float">
            <text:p>580141</text:p>
          </table:table-cell>
          <table:table-cell office:value-type="float" office:value="398043" calcext:value-type="float">
            <text:p>398043</text:p>
          </table:table-cell>
          <table:table-cell office:value-type="float" office:value="167363" calcext:value-type="float">
            <text:p>167363</text:p>
          </table:table-cell>
          <table:table-cell office:value-type="float" office:value="3302" calcext:value-type="float">
            <text:p>3302</text:p>
          </table:table-cell>
          <table:table-cell office:value-type="float" office:value="0.3" calcext:value-type="float">
            <text:p>0,3</text:p>
          </table:table-cell>
          <table:table-cell table:number-columns-repeated="22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10GeV-2</text:p>
          </table:table-cell>
          <table:table-cell table:number-columns-repeated="25"/>
          <table:table-cell office:value-type="float" office:value="11.34" calcext:value-type="float">
            <text:p>11,3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153.7" calcext:value-type="float">
            <text:p>47153,7</text:p>
          </table:table-cell>
          <table:table-cell table:number-columns-repeated="25"/>
          <table:table-cell office:value-type="float" office:value="207.2" calcext:value-type="float">
            <text:p>207,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770.7" calcext:value-type="float">
            <text:p>105770,7</text:p>
          </table:table-cell>
          <table:table-cell table:number-columns-repeated="25"/>
          <table:table-cell table:style-name="ce3" table:formula="of:=2/[.AB24]*(([.AB29]*[.AB26]-[.AB25])/([.AB29]*[.AB29]*[.AB26]*[.AB26]-[.AB25]*[.AB25]))" office:value-type="float" office:value="2.93282271270287E-024" calcext:value-type="float">
            <text:p>2,93282271270287E-2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6429.8" calcext:value-type="float">
            <text:p>166429,8</text:p>
          </table:table-cell>
          <table:table-cell table:number-columns-repeated="25"/>
          <table:table-cell table:formula="of:=6.022140857*10^23*[.AB21]/[.AB22]" office:value-type="float" office:value="3.29590141497973E+022" calcext:value-type="float">
            <text:p>3,29590141497973E+02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8071.2" calcext:value-type="float">
            <text:p>228071,2</text:p>
          </table:table-cell>
          <table:table-cell table:number-columns-repeated="25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8645.3" calcext:value-type="float">
            <text:p>288645,3</text:p>
          </table:table-cell>
          <table:table-cell table:number-columns-repeated="25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7309.9" calcext:value-type="float">
            <text:p>347309,9</text:p>
          </table:table-cell>
          <table:table-cell table:number-columns-repeated="25"/>
          <table:table-cell office:value-type="float" office:value="290412" calcext:value-type="float">
            <text:p>29041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1208.5" calcext:value-type="float">
            <text:p>401208,5</text:p>
          </table:table-cell>
          <table:table-cell table:number-columns-repeated="25"/>
          <table:table-cell office:value-type="float" office:value="543311" calcext:value-type="float">
            <text:p>54331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9873.7" calcext:value-type="float">
            <text:p>449873,7</text:p>
          </table:table-cell>
          <table:table-cell table:number-columns-repeated="25"/>
          <table:table-cell table:formula="of:=[.AB27]/[.AB28]" office:value-type="float" office:value="0.534522584670658" calcext:value-type="float">
            <text:p>0,53452258467065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4624.2" calcext:value-type="float">
            <text:p>494624,2</text:p>
          </table:table-cell>
          <table:table-cell table:number-columns-repeated="2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0573" calcext:value-type="float">
            <text:p>540573</text:p>
          </table:table-cell>
          <table:table-cell table:number-columns-repeated="2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77781.9" calcext:value-type="float">
            <text:p>577781,9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13899.6" calcext:value-type="float">
            <text:p>613899,6</text:p>
          </table:table-cell>
          <table:table-cell table:number-columns-repeated="2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45632.6" calcext:value-type="float">
            <text:p>645632,6</text:p>
          </table:table-cell>
          <table:table-cell table:number-columns-repeated="2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76096" calcext:value-type="float">
            <text:p>676096</text:p>
          </table:table-cell>
          <table:table-cell table:number-columns-repeated="2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3734.9" calcext:value-type="float">
            <text:p>703734,9</text:p>
          </table:table-cell>
          <table:table-cell table:number-columns-repeated="2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27232" calcext:value-type="float">
            <text:p>727232</text:p>
          </table:table-cell>
          <table:table-cell table:number-columns-repeated="2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50683.6" calcext:value-type="float">
            <text:p>750683,6</text:p>
          </table:table-cell>
          <table:table-cell table:number-columns-repeated="2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67849" calcext:value-type="float">
            <text:p>767849</text:p>
          </table:table-cell>
          <table:table-cell table:number-columns-repeated="2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89629.9" calcext:value-type="float">
            <text:p>789629,9</text:p>
          </table:table-cell>
          <table:table-cell table:number-columns-repeated="2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4160.9" calcext:value-type="float">
            <text:p>804160,9</text:p>
          </table:table-cell>
          <table:table-cell table:number-columns-repeated="2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20080.7" calcext:value-type="float">
            <text:p>820080,7</text:p>
          </table:table-cell>
          <table:table-cell table:number-columns-repeated="2"/>
          <table:table-cell office:value-type="string" calcext:value-type="string">
            <text:p>y0</text:p>
          </table:table-cell>
          <table:table-cell office:value-type="float" office:value="1260443.36746" calcext:value-type="float">
            <text:p>1260443,36746</text:p>
          </table:table-cell>
          <table:table-cell office:value-type="float" office:value="950914.44706" calcext:value-type="float">
            <text:p>950914,44706</text:p>
          </table:table-cell>
          <table:table-cell office:value-type="float" office:value="594262.40883" calcext:value-type="float">
            <text:p>594262,40883</text:p>
          </table:table-cell>
          <table:table-cell table:style-name="ce1" office:value-type="float" office:value="404894.22228" calcext:value-type="float">
            <text:p>4,05E+05</text:p>
          </table:table-cell>
          <table:table-cell office:value-type="float" office:value="173108.17181" calcext:value-type="float">
            <text:p>173108,17181</text:p>
          </table:table-cell>
          <table:table-cell office:value-type="float" office:value="3720.3848" calcext:value-type="float">
            <text:p>3720,3848</text:p>
          </table:table-cell>
          <table:table-cell table:number-columns-repeated="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31039.2" calcext:value-type="float">
            <text:p>831039,2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float" office:value="-1418566.10699" calcext:value-type="float">
            <text:p>-1418566,10699</text:p>
          </table:table-cell>
          <table:table-cell office:value-type="float" office:value="-1057186.70134" calcext:value-type="float">
            <text:p>-1057186,70134</text:p>
          </table:table-cell>
          <table:table-cell office:value-type="float" office:value="-647413.89706" calcext:value-type="float">
            <text:p>-647413,89706</text:p>
          </table:table-cell>
          <table:table-cell table:style-name="ce1" office:value-type="float" office:value="-440288.9913" calcext:value-type="float">
            <text:p>-4,40E+05</text:p>
          </table:table-cell>
          <table:table-cell office:value-type="float" office:value="-198574.14965" calcext:value-type="float">
            <text:p>-198574,14965</text:p>
          </table:table-cell>
          <table:table-cell office:value-type="float" office:value="-0.02393" calcext:value-type="float">
            <text:p>-0,02393</text:p>
          </table:table-cell>
          <table:table-cell table:number-columns-repeated="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45840.8" calcext:value-type="float">
            <text:p>845840,8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float" office:value="22.21938" calcext:value-type="float">
            <text:p>22,21938</text:p>
          </table:table-cell>
          <table:table-cell office:value-type="float" office:value="20.5274" calcext:value-type="float">
            <text:p>20,5274</text:p>
          </table:table-cell>
          <table:table-cell office:value-type="float" office:value="17.57371" calcext:value-type="float">
            <text:p>17,57371</text:p>
          </table:table-cell>
          <table:table-cell table:style-name="ce1" office:value-type="float" office:value="15.11063" calcext:value-type="float">
            <text:p>1,51E+01</text:p>
          </table:table-cell>
          <table:table-cell office:value-type="float" office:value="10.42539" calcext:value-type="float">
            <text:p>10,42539</text:p>
          </table:table-cell>
          <table:table-cell office:value-type="float" office:value="-9.19767" calcext:value-type="float">
            <text:p>-9,19767</text:p>
          </table:table-cell>
          <table:table-cell table:number-columns-repeated="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54649.6" calcext:value-type="float">
            <text:p>854649,6</text:p>
          </table:table-cell>
          <table:table-cell table:number-columns-repeated="3"/>
          <table:table-cell office:value-type="string" calcext:value-type="string">
            <text:p>n(L) - 15GeV</text:p>
          </table:table-cell>
          <table:table-cell office:value-type="string" calcext:value-type="string">
            <text:p>n(L) – 10GeV</text:p>
          </table:table-cell>
          <table:table-cell office:value-type="string" calcext:value-type="string">
            <text:p>n(L) – 5GeV</text:p>
          </table:table-cell>
          <table:table-cell office:value-type="string" calcext:value-type="string">
            <text:p>n(L) – 3GeV</text:p>
          </table:table-cell>
          <table:table-cell office:value-type="string" calcext:value-type="string">
            <text:p>n(L) – 1GeV</text:p>
          </table:table-cell>
          <table:table-cell office:value-type="string" calcext:value-type="string">
            <text:p>n(L) – 0,1GeV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65248.6" calcext:value-type="float">
            <text:p>865248,6</text:p>
          </table:table-cell>
          <table:table-cell table:number-columns-repeated="7"/>
          <table:table-cell office:value-type="string" calcext:value-type="string">
            <text:p>n(L) - 15GeV</text:p>
          </table:table-cell>
          <table:table-cell office:value-type="string" calcext:value-type="string">
            <text:p>n(L) – 10GeV</text:p>
          </table:table-cell>
          <table:table-cell office:value-type="string" calcext:value-type="string">
            <text:p>n(L) – 5GeV</text:p>
          </table:table-cell>
          <table:table-cell office:value-type="string" calcext:value-type="string">
            <text:p>n(L) – 3GeV</text:p>
          </table:table-cell>
          <table:table-cell office:value-type="string" calcext:value-type="string">
            <text:p>n(L) – 1GeV</text:p>
          </table:table-cell>
          <table:table-cell office:value-type="string" calcext:value-type="string">
            <text:p>n(L) – 0,1GeV</text:p>
          </table:table-cell>
          <table:table-cell table:number-columns-repeated="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73673.3" calcext:value-type="float">
            <text:p>873673,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F$42]+[.F$43]*EXP(-[.$I47]/[.F$44])" office:value-type="float" office:value="127727.925003585" calcext:value-type="float">
            <text:p>127727,925003585</text:p>
          </table:table-cell>
          <table:table-cell table:formula="of:=[.G$42]+[.G$43]*EXP(-[.$I47]/[.G$44])" office:value-type="float" office:value="122271.196209639" calcext:value-type="float">
            <text:p>122271,196209639</text:p>
          </table:table-cell>
          <table:table-cell table:formula="of:=[.H$42]+[.H$43]*EXP(-[.$I47]/[.H$44])" office:value-type="float" office:value="107162.183944744" calcext:value-type="float">
            <text:p>107162,183944744</text:p>
          </table:table-cell>
          <table:table-cell table:formula="of:=[.I$42]+[.I$43]*EXP(-[.$I47]/[.I$44])" office:value-type="float" office:value="88642.5203143167" calcext:value-type="float">
            <text:p>88642,5203143167</text:p>
          </table:table-cell>
          <table:table-cell table:formula="of:=[.J$42]+[.J$43]*EXP(-[.$I47]/[.J$44])" office:value-type="float" office:value="50184.4254166273" calcext:value-type="float">
            <text:p>50184,4254166273</text:p>
          </table:table-cell>
          <table:table-cell table:formula="of:=[.K$42]+[.K$43]*EXP(-[.$I47]/[.K$44])" office:value-type="float" office:value="3720.34358720199" calcext:value-type="float">
            <text:p>3720,34358720199</text:p>
          </table:table-cell>
          <table:table-cell table:number-columns-repeated="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79155" calcext:value-type="float">
            <text:p>87915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formula="of:=[.F$42]+[.F$43]*EXP(-[.$I48]/[.F$44])" office:value-type="float" office:value="355977.747382784" calcext:value-type="float">
            <text:p>355977,747382784</text:p>
          </table:table-cell>
          <table:table-cell table:formula="of:=[.G$42]+[.G$43]*EXP(-[.$I48]/[.G$44])" office:value-type="float" office:value="301407.944273391" calcext:value-type="float">
            <text:p>301407,944273391</text:p>
          </table:table-cell>
          <table:table-cell table:formula="of:=[.H$42]+[.H$43]*EXP(-[.$I48]/[.H$44])" office:value-type="float" office:value="227778.726350014" calcext:value-type="float">
            <text:p>227778,726350014</text:p>
          </table:table-cell>
          <table:table-cell table:formula="of:=[.I$42]+[.I$43]*EXP(-[.$I48]/[.I$44])" office:value-type="float" office:value="177736.285169454" calcext:value-type="float">
            <text:p>177736,285169454</text:p>
          </table:table-cell>
          <table:table-cell table:formula="of:=[.J$42]+[.J$43]*EXP(-[.$I48]/[.J$44])" office:value-type="float" office:value="97014.4433261313" calcext:value-type="float">
            <text:p>97014,4433261313</text:p>
          </table:table-cell>
          <table:table-cell table:formula="of:=[.K$42]+[.K$43]*EXP(-[.$I48]/[.K$44])" office:value-type="float" office:value="3720.31382236858" calcext:value-type="float">
            <text:p>3720,31382236858</text:p>
          </table:table-cell>
          <table:table-cell table:number-columns-repeated="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86989.3" calcext:value-type="float">
            <text:p>886989,3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formula="of:=[.F$42]+[.F$43]*EXP(-[.$I49]/[.F$44])" office:value-type="float" office:value="538233.686864831" calcext:value-type="float">
            <text:p>538233,686864831</text:p>
          </table:table-cell>
          <table:table-cell table:formula="of:=[.G$42]+[.G$43]*EXP(-[.$I49]/[.G$44])" office:value-type="float" office:value="441818.769602691" calcext:value-type="float">
            <text:p>441818,769602691</text:p>
          </table:table-cell>
          <table:table-cell table:formula="of:=[.H$42]+[.H$43]*EXP(-[.$I49]/[.H$44])" office:value-type="float" office:value="318528.006211463" calcext:value-type="float">
            <text:p>318528,006211463</text:p>
          </table:table-cell>
          <table:table-cell table:formula="of:=[.I$42]+[.I$43]*EXP(-[.$I49]/[.I$44])" office:value-type="float" office:value="241730.741825693" calcext:value-type="float">
            <text:p>241730,741825693</text:p>
          </table:table-cell>
          <table:table-cell table:formula="of:=[.J$42]+[.J$43]*EXP(-[.$I49]/[.J$44])" office:value-type="float" office:value="126003.72141319" calcext:value-type="float">
            <text:p>126003,72141319</text:p>
          </table:table-cell>
          <table:table-cell table:formula="of:=[.K$42]+[.K$43]*EXP(-[.$I49]/[.K$44])" office:value-type="float" office:value="3720.26256068588" calcext:value-type="float">
            <text:p>3720,26256068588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93020.7" calcext:value-type="float">
            <text:p>893020,7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formula="of:=[.F$42]+[.F$43]*EXP(-[.$I50]/[.F$44])" office:value-type="float" office:value="683763.821917024" calcext:value-type="float">
            <text:p>683763,821917024</text:p>
          </table:table-cell>
          <table:table-cell table:formula="of:=[.G$42]+[.G$43]*EXP(-[.$I50]/[.G$44])" office:value-type="float" office:value="551875.472555895" calcext:value-type="float">
            <text:p>551875,472555895</text:p>
          </table:table-cell>
          <table:table-cell table:formula="of:=[.H$42]+[.H$43]*EXP(-[.$I50]/[.H$44])" office:value-type="float" office:value="386805.803196396" calcext:value-type="float">
            <text:p>386805,803196396</text:p>
          </table:table-cell>
          <table:table-cell table:formula="of:=[.I$42]+[.I$43]*EXP(-[.$I50]/[.I$44])" office:value-type="float" office:value="287696.814641071" calcext:value-type="float">
            <text:p>287696,814641071</text:p>
          </table:table-cell>
          <table:table-cell table:formula="of:=[.J$42]+[.J$43]*EXP(-[.$I50]/[.J$44])" office:value-type="float" office:value="143949.011240598" calcext:value-type="float">
            <text:p>143949,011240598</text:p>
          </table:table-cell>
          <table:table-cell table:formula="of:=[.K$42]+[.K$43]*EXP(-[.$I50]/[.K$44])" office:value-type="float" office:value="3720.17427663344" calcext:value-type="float">
            <text:p>3720,17427663344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98168.4" calcext:value-type="float">
            <text:p>898168,4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formula="of:=[.F$42]+[.F$43]*EXP(-[.$I51]/[.F$44])" office:value-type="float" office:value="799968.650514093" calcext:value-type="float">
            <text:p>799968,650514093</text:p>
          </table:table-cell>
          <table:table-cell table:formula="of:=[.G$42]+[.G$43]*EXP(-[.$I51]/[.G$44])" office:value-type="float" office:value="638140.031121965" calcext:value-type="float">
            <text:p>638140,031121965</text:p>
          </table:table-cell>
          <table:table-cell table:formula="of:=[.H$42]+[.H$43]*EXP(-[.$I51]/[.H$44])" office:value-type="float" office:value="438176.542096288" calcext:value-type="float">
            <text:p>438176,542096288</text:p>
          </table:table-cell>
          <table:table-cell table:formula="of:=[.I$42]+[.I$43]*EXP(-[.$I51]/[.I$44])" office:value-type="float" office:value="320713.422023463" calcext:value-type="float">
            <text:p>320713,422023463</text:p>
          </table:table-cell>
          <table:table-cell table:formula="of:=[.J$42]+[.J$43]*EXP(-[.$I51]/[.J$44])" office:value-type="float" office:value="155057.719295438" calcext:value-type="float">
            <text:p>155057,719295438</text:p>
          </table:table-cell>
          <table:table-cell table:formula="of:=[.K$42]+[.K$43]*EXP(-[.$I51]/[.K$44])" office:value-type="float" office:value="3720.02223180183" calcext:value-type="float">
            <text:p>3720,02223180183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02355.2" calcext:value-type="float">
            <text:p>902355,2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formula="of:=[.F$42]+[.F$43]*EXP(-[.$I52]/[.F$44])" office:value-type="float" office:value="892757.420238189" calcext:value-type="float">
            <text:p>892757,420238189</text:p>
          </table:table-cell>
          <table:table-cell table:formula="of:=[.G$42]+[.G$43]*EXP(-[.$I52]/[.G$44])" office:value-type="float" office:value="705755.849740148" calcext:value-type="float">
            <text:p>705755,849740148</text:p>
          </table:table-cell>
          <table:table-cell table:formula="of:=[.H$42]+[.H$43]*EXP(-[.$I52]/[.H$44])" office:value-type="float" office:value="476826.775871452" calcext:value-type="float">
            <text:p>476826,775871452</text:p>
          </table:table-cell>
          <table:table-cell table:formula="of:=[.I$42]+[.I$43]*EXP(-[.$I52]/[.I$44])" office:value-type="float" office:value="344428.660160544" calcext:value-type="float">
            <text:p>344428,660160544</text:p>
          </table:table-cell>
          <table:table-cell table:formula="of:=[.J$42]+[.J$43]*EXP(-[.$I52]/[.J$44])" office:value-type="float" office:value="161934.364690108" calcext:value-type="float">
            <text:p>161934,364690108</text:p>
          </table:table-cell>
          <table:table-cell table:formula="of:=[.K$42]+[.K$43]*EXP(-[.$I52]/[.K$44])" office:value-type="float" office:value="3719.76037668549" calcext:value-type="float">
            <text:p>3719,76037668549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08252.2" calcext:value-type="float">
            <text:p>908252,2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table:formula="of:=[.F$42]+[.F$43]*EXP(-[.$I53]/[.F$44])" office:value-type="float" office:value="966848.625318529" calcext:value-type="float">
            <text:p>966848,625318529</text:p>
          </table:table-cell>
          <table:table-cell table:formula="of:=[.G$42]+[.G$43]*EXP(-[.$I53]/[.G$44])" office:value-type="float" office:value="758754.42764286" calcext:value-type="float">
            <text:p>758754,42764286</text:p>
          </table:table-cell>
          <table:table-cell table:formula="of:=[.H$42]+[.H$43]*EXP(-[.$I53]/[.H$44])" office:value-type="float" office:value="505906.376493626" calcext:value-type="float">
            <text:p>505906,376493626</text:p>
          </table:table-cell>
          <table:table-cell table:formula="of:=[.I$42]+[.I$43]*EXP(-[.$I53]/[.I$44])" office:value-type="float" office:value="361462.891248695" calcext:value-type="float">
            <text:p>361462,891248695</text:p>
          </table:table-cell>
          <table:table-cell table:formula="of:=[.J$42]+[.J$43]*EXP(-[.$I53]/[.J$44])" office:value-type="float" office:value="166191.228013061" calcext:value-type="float">
            <text:p>166191,228013061</text:p>
          </table:table-cell>
          <table:table-cell table:formula="of:=[.K$42]+[.K$43]*EXP(-[.$I53]/[.K$44])" office:value-type="float" office:value="3719.30940376374" calcext:value-type="float">
            <text:p>3719,30940376374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10044.7" calcext:value-type="float">
            <text:p>910044,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formula="of:=[.F$42]+[.F$43]*EXP(-[.$I54]/[.F$44])" office:value-type="float" office:value="1026009.95148526" calcext:value-type="float">
            <text:p>1026009,95148526</text:p>
          </table:table-cell>
          <table:table-cell table:formula="of:=[.G$42]+[.G$43]*EXP(-[.$I54]/[.G$44])" office:value-type="float" office:value="800295.731395625" calcext:value-type="float">
            <text:p>800295,731395625</text:p>
          </table:table-cell>
          <table:table-cell table:formula="of:=[.H$42]+[.H$43]*EXP(-[.$I54]/[.H$44])" office:value-type="float" office:value="527785.239562458" calcext:value-type="float">
            <text:p>527785,239562458</text:p>
          </table:table-cell>
          <table:table-cell table:formula="of:=[.I$42]+[.I$43]*EXP(-[.$I54]/[.I$44])" office:value-type="float" office:value="373698.274553189" calcext:value-type="float">
            <text:p>373698,274553189</text:p>
          </table:table-cell>
          <table:table-cell table:formula="of:=[.J$42]+[.J$43]*EXP(-[.$I54]/[.J$44])" office:value-type="float" office:value="168826.362487836" calcext:value-type="float">
            <text:p>168826,362487836</text:p>
          </table:table-cell>
          <table:table-cell table:formula="of:=[.K$42]+[.K$43]*EXP(-[.$I54]/[.K$44])" office:value-type="float" office:value="3718.53272779498" calcext:value-type="float">
            <text:p>3718,53272779498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14119.2" calcext:value-type="float">
            <text:p>914119,2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table:formula="of:=[.F$42]+[.F$43]*EXP(-[.$I55]/[.F$44])" office:value-type="float" office:value="1073249.87031248" calcext:value-type="float">
            <text:p>1073249,87031248</text:p>
          </table:table-cell>
          <table:table-cell table:formula="of:=[.G$42]+[.G$43]*EXP(-[.$I55]/[.G$44])" office:value-type="float" office:value="832856.603512747" calcext:value-type="float">
            <text:p>832856,603512747</text:p>
          </table:table-cell>
          <table:table-cell table:formula="of:=[.H$42]+[.H$43]*EXP(-[.$I55]/[.H$44])" office:value-type="float" office:value="544246.423311305" calcext:value-type="float">
            <text:p>544246,423311305</text:p>
          </table:table-cell>
          <table:table-cell table:formula="of:=[.I$42]+[.I$43]*EXP(-[.$I55]/[.I$44])" office:value-type="float" office:value="382486.73138656" calcext:value-type="float">
            <text:p>382486,73138656</text:p>
          </table:table-cell>
          <table:table-cell table:formula="of:=[.J$42]+[.J$43]*EXP(-[.$I55]/[.J$44])" office:value-type="float" office:value="170457.594964272" calcext:value-type="float">
            <text:p>170457,594964272</text:p>
          </table:table-cell>
          <table:table-cell table:formula="of:=[.K$42]+[.K$43]*EXP(-[.$I55]/[.K$44])" office:value-type="float" office:value="3717.19511852546" calcext:value-type="float">
            <text:p>3717,19511852546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6364" calcext:value-type="float">
            <text:p>916364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formula="of:=[.F$42]+[.F$43]*EXP(-[.$I56]/[.F$44])" office:value-type="float" office:value="1110970.62600537" calcext:value-type="float">
            <text:p>1110970,62600537</text:p>
          </table:table-cell>
          <table:table-cell table:formula="of:=[.G$42]+[.G$43]*EXP(-[.$I56]/[.G$44])" office:value-type="float" office:value="858378.440750631" calcext:value-type="float">
            <text:p>858378,440750631</text:p>
          </table:table-cell>
          <table:table-cell table:formula="of:=[.H$42]+[.H$43]*EXP(-[.$I56]/[.H$44])" office:value-type="float" office:value="556631.462221271" calcext:value-type="float">
            <text:p>556631,462221271</text:p>
          </table:table-cell>
          <table:table-cell table:formula="of:=[.I$42]+[.I$43]*EXP(-[.$I56]/[.I$44])" office:value-type="float" office:value="388799.322630323" calcext:value-type="float">
            <text:p>388799,322630323</text:p>
          </table:table-cell>
          <table:table-cell table:formula="of:=[.J$42]+[.J$43]*EXP(-[.$I56]/[.J$44])" office:value-type="float" office:value="171467.380012303" calcext:value-type="float">
            <text:p>171467,380012303</text:p>
          </table:table-cell>
          <table:table-cell table:formula="of:=[.K$42]+[.K$43]*EXP(-[.$I56]/[.K$44])" office:value-type="float" office:value="3714.89145698592" calcext:value-type="float">
            <text:p>3714,89145698592</text:p>
          </table:table-cell>
          <table:table-cell table:number-columns-repeated="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17939.1" calcext:value-type="float">
            <text:p>917939,1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table:formula="of:=[.F$42]+[.F$43]*EXP(-[.$I57]/[.F$44])" office:value-type="float" office:value="1141090.39431502" calcext:value-type="float">
            <text:p>1141090,39431502</text:p>
          </table:table-cell>
          <table:table-cell table:formula="of:=[.G$42]+[.G$43]*EXP(-[.$I57]/[.G$44])" office:value-type="float" office:value="878382.9471918" calcext:value-type="float">
            <text:p>878382,9471918</text:p>
          </table:table-cell>
          <table:table-cell table:formula="of:=[.H$42]+[.H$43]*EXP(-[.$I57]/[.H$44])" office:value-type="float" office:value="565949.697844035" calcext:value-type="float">
            <text:p>565949,697844035</text:p>
          </table:table-cell>
          <table:table-cell table:formula="of:=[.I$42]+[.I$43]*EXP(-[.$I57]/[.I$44])" office:value-type="float" office:value="393333.543935197" calcext:value-type="float">
            <text:p>393333,543935197</text:p>
          </table:table-cell>
          <table:table-cell table:formula="of:=[.J$42]+[.J$43]*EXP(-[.$I57]/[.J$44])" office:value-type="float" office:value="172092.469236528" calcext:value-type="float">
            <text:p>172092,469236528</text:p>
          </table:table-cell>
          <table:table-cell table:formula="of:=[.K$42]+[.K$43]*EXP(-[.$I57]/[.K$44])" office:value-type="float" office:value="3710.92403794233" calcext:value-type="float">
            <text:p>3710,92403794233</text:p>
          </table:table-cell>
          <table:table-cell table:number-columns-repeated="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22059.2" calcext:value-type="float">
            <text:p>922059,2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formula="of:=[.F$42]+[.F$43]*EXP(-[.$I58]/[.F$44])" office:value-type="float" office:value="1165140.82560577" calcext:value-type="float">
            <text:p>1165140,82560577</text:p>
          </table:table-cell>
          <table:table-cell table:formula="of:=[.G$42]+[.G$43]*EXP(-[.$I58]/[.G$44])" office:value-type="float" office:value="894062.863736396" calcext:value-type="float">
            <text:p>894062,863736396</text:p>
          </table:table-cell>
          <table:table-cell table:formula="of:=[.H$42]+[.H$43]*EXP(-[.$I58]/[.H$44])" office:value-type="float" office:value="572960.536950199" calcext:value-type="float">
            <text:p>572960,536950199</text:p>
          </table:table-cell>
          <table:table-cell table:formula="of:=[.I$42]+[.I$43]*EXP(-[.$I58]/[.I$44])" office:value-type="float" office:value="396590.39394301" calcext:value-type="float">
            <text:p>396590,39394301</text:p>
          </table:table-cell>
          <table:table-cell table:formula="of:=[.J$42]+[.J$43]*EXP(-[.$I58]/[.J$44])" office:value-type="float" office:value="172479.419448363" calcext:value-type="float">
            <text:p>172479,419448363</text:p>
          </table:table-cell>
          <table:table-cell table:formula="of:=[.K$42]+[.K$43]*EXP(-[.$I58]/[.K$44])" office:value-type="float" office:value="3704.0912573462" calcext:value-type="float">
            <text:p>3704,0912573462</text:p>
          </table:table-cell>
          <table:table-cell table:number-columns-repeated="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23474.1" calcext:value-type="float">
            <text:p>923474,1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table:formula="of:=[.F$42]+[.F$43]*EXP(-[.$I59]/[.F$44])" office:value-type="float" office:value="1184344.93233477" calcext:value-type="float">
            <text:p>1184344,93233477</text:p>
          </table:table-cell>
          <table:table-cell table:formula="of:=[.G$42]+[.G$43]*EXP(-[.$I59]/[.G$44])" office:value-type="float" office:value="906353.083621026" calcext:value-type="float">
            <text:p>906353,083621026</text:p>
          </table:table-cell>
          <table:table-cell table:formula="of:=[.H$42]+[.H$43]*EXP(-[.$I59]/[.H$44])" office:value-type="float" office:value="578235.340782423" calcext:value-type="float">
            <text:p>578235,340782423</text:p>
          </table:table-cell>
          <table:table-cell table:formula="of:=[.I$42]+[.I$43]*EXP(-[.$I59]/[.I$44])" office:value-type="float" office:value="398929.731011094" calcext:value-type="float">
            <text:p>398929,731011094</text:p>
          </table:table-cell>
          <table:table-cell table:formula="of:=[.J$42]+[.J$43]*EXP(-[.$I59]/[.J$44])" office:value-type="float" office:value="172718.953999009" calcext:value-type="float">
            <text:p>172718,953999009</text:p>
          </table:table-cell>
          <table:table-cell table:formula="of:=[.K$42]+[.K$43]*EXP(-[.$I59]/[.K$44])" office:value-type="float" office:value="3692.32368498698" calcext:value-type="float">
            <text:p>3692,32368498698</text:p>
          </table:table-cell>
          <table:table-cell table:number-columns-repeated="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22019.3" calcext:value-type="float">
            <text:p>922019,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formula="of:=[.F$42]+[.F$43]*EXP(-[.$I60]/[.F$44])" office:value-type="float" office:value="1199679.28167762" calcext:value-type="float">
            <text:p>1199679,28167762</text:p>
          </table:table-cell>
          <table:table-cell table:formula="of:=[.G$42]+[.G$43]*EXP(-[.$I60]/[.G$44])" office:value-type="float" office:value="915986.394128959" calcext:value-type="float">
            <text:p>915986,394128959</text:p>
          </table:table-cell>
          <table:table-cell table:formula="of:=[.H$42]+[.H$43]*EXP(-[.$I60]/[.H$44])" office:value-type="float" office:value="582203.989191994" calcext:value-type="float">
            <text:p>582203,989191994</text:p>
          </table:table-cell>
          <table:table-cell table:formula="of:=[.I$42]+[.I$43]*EXP(-[.$I60]/[.I$44])" office:value-type="float" office:value="400610.034956621" calcext:value-type="float">
            <text:p>400610,034956621</text:p>
          </table:table-cell>
          <table:table-cell table:formula="of:=[.J$42]+[.J$43]*EXP(-[.$I60]/[.J$44])" office:value-type="float" office:value="172867.233542988" calcext:value-type="float">
            <text:p>172867,233542988</text:p>
          </table:table-cell>
          <table:table-cell table:formula="of:=[.K$42]+[.K$43]*EXP(-[.$I60]/[.K$44])" office:value-type="float" office:value="3672.05730041905" calcext:value-type="float">
            <text:p>3672,05730041905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23563.1" calcext:value-type="float">
            <text:p>923563,1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formula="of:=[.F$42]+[.F$43]*EXP(-[.$I61]/[.F$44])" office:value-type="float" office:value="1211923.65591939" calcext:value-type="float">
            <text:p>1211923,65591939</text:p>
          </table:table-cell>
          <table:table-cell table:formula="of:=[.G$42]+[.G$43]*EXP(-[.$I61]/[.G$44])" office:value-type="float" office:value="923537.168013673" calcext:value-type="float">
            <text:p>923537,168013673</text:p>
          </table:table-cell>
          <table:table-cell table:formula="of:=[.H$42]+[.H$43]*EXP(-[.$I61]/[.H$44])" office:value-type="float" office:value="585189.914488889" calcext:value-type="float">
            <text:p>585189,914488889</text:p>
          </table:table-cell>
          <table:table-cell table:formula="of:=[.I$42]+[.I$43]*EXP(-[.$I61]/[.I$44])" office:value-type="float" office:value="401816.967205877" calcext:value-type="float">
            <text:p>401816,967205877</text:p>
          </table:table-cell>
          <table:table-cell table:formula="of:=[.J$42]+[.J$43]*EXP(-[.$I61]/[.J$44])" office:value-type="float" office:value="172959.023320719" calcext:value-type="float">
            <text:p>172959,023320719</text:p>
          </table:table-cell>
          <table:table-cell table:formula="of:=[.K$42]+[.K$43]*EXP(-[.$I61]/[.K$44])" office:value-type="float" office:value="3637.15406541716" calcext:value-type="float">
            <text:p>3637,15406541716</text:p>
          </table:table-cell>
          <table:table-cell table:number-columns-repeated="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24885.3" calcext:value-type="float">
            <text:p>924885,3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formula="of:=[.F$42]+[.F$43]*EXP(-[.$I62]/[.F$44])" office:value-type="float" office:value="1221700.7059409" calcext:value-type="float">
            <text:p>1221700,7059409</text:p>
          </table:table-cell>
          <table:table-cell table:formula="of:=[.G$42]+[.G$43]*EXP(-[.$I62]/[.G$44])" office:value-type="float" office:value="929455.609676186" calcext:value-type="float">
            <text:p>929455,609676186</text:p>
          </table:table-cell>
          <table:table-cell table:formula="of:=[.H$42]+[.H$43]*EXP(-[.$I62]/[.H$44])" office:value-type="float" office:value="587436.460153437" calcext:value-type="float">
            <text:p>587436,460153437</text:p>
          </table:table-cell>
          <table:table-cell table:formula="of:=[.I$42]+[.I$43]*EXP(-[.$I62]/[.I$44])" office:value-type="float" office:value="402683.885038316" calcext:value-type="float">
            <text:p>402683,885038316</text:p>
          </table:table-cell>
          <table:table-cell table:formula="of:=[.J$42]+[.J$43]*EXP(-[.$I62]/[.J$44])" office:value-type="float" office:value="173015.84412735" calcext:value-type="float">
            <text:p>173015,84412735</text:p>
          </table:table-cell>
          <table:table-cell table:formula="of:=[.K$42]+[.K$43]*EXP(-[.$I62]/[.K$44])" office:value-type="float" office:value="3577.04290895936" calcext:value-type="float">
            <text:p>3577,04290895936</text:p>
          </table:table-cell>
          <table:table-cell table:number-columns-repeated="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25332.3" calcext:value-type="float">
            <text:p>925332,3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formula="of:=[.F$42]+[.F$43]*EXP(-[.$I63]/[.F$44])" office:value-type="float" office:value="1229507.61425942" calcext:value-type="float">
            <text:p>1229507,61425942</text:p>
          </table:table-cell>
          <table:table-cell table:formula="of:=[.G$42]+[.G$43]*EXP(-[.$I63]/[.G$44])" office:value-type="float" office:value="934094.597976906" calcext:value-type="float">
            <text:p>934094,597976906</text:p>
          </table:table-cell>
          <table:table-cell table:formula="of:=[.H$42]+[.H$43]*EXP(-[.$I63]/[.H$44])" office:value-type="float" office:value="589126.712561341" calcext:value-type="float">
            <text:p>589126,712561341</text:p>
          </table:table-cell>
          <table:table-cell table:formula="of:=[.I$42]+[.I$43]*EXP(-[.$I63]/[.I$44])" office:value-type="float" office:value="403306.576600882" calcext:value-type="float">
            <text:p>403306,576600882</text:p>
          </table:table-cell>
          <table:table-cell table:formula="of:=[.J$42]+[.J$43]*EXP(-[.$I63]/[.J$44])" office:value-type="float" office:value="173051.018023028" calcext:value-type="float">
            <text:p>173051,018023028</text:p>
          </table:table-cell>
          <table:table-cell table:formula="of:=[.K$42]+[.K$43]*EXP(-[.$I63]/[.K$44])" office:value-type="float" office:value="3473.51808868129" calcext:value-type="float">
            <text:p>3473,51808868129</text:p>
          </table:table-cell>
          <table:table-cell table:number-columns-repeated="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23663" calcext:value-type="float">
            <text:p>923663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table:formula="of:=[.F$42]+[.F$43]*EXP(-[.$I64]/[.F$44])" office:value-type="float" office:value="1235741.37775247" calcext:value-type="float">
            <text:p>1235741,37775247</text:p>
          </table:table-cell>
          <table:table-cell table:formula="of:=[.G$42]+[.G$43]*EXP(-[.$I64]/[.G$44])" office:value-type="float" office:value="937730.726147354" calcext:value-type="float">
            <text:p>937730,726147354</text:p>
          </table:table-cell>
          <table:table-cell table:formula="of:=[.H$42]+[.H$43]*EXP(-[.$I64]/[.H$44])" office:value-type="float" office:value="590398.421945" calcext:value-type="float">
            <text:p>590398,421945</text:p>
          </table:table-cell>
          <table:table-cell table:formula="of:=[.I$42]+[.I$43]*EXP(-[.$I64]/[.I$44])" office:value-type="float" office:value="403753.844805067" calcext:value-type="float">
            <text:p>403753,844805067</text:p>
          </table:table-cell>
          <table:table-cell table:formula="of:=[.J$42]+[.J$43]*EXP(-[.$I64]/[.J$44])" office:value-type="float" office:value="173072.791788847" calcext:value-type="float">
            <text:p>173072,791788847</text:p>
          </table:table-cell>
          <table:table-cell table:formula="of:=[.K$42]+[.K$43]*EXP(-[.$I64]/[.K$44])" office:value-type="float" office:value="3295.22525511834" calcext:value-type="float">
            <text:p>3295,22525511834</text:p>
          </table:table-cell>
          <table:table-cell table:number-columns-repeated="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3098.3" calcext:value-type="float">
            <text:p>923098,3</text:p>
          </table:table-cell>
          <table:table-cell table:number-columns-repeated="2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9607.2" calcext:value-type="float">
            <text:p>919607,2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6:09:04.172459805</meta:creation-date>
    <dc:date>2024-04-04T16:22:00.705153415</dc:date>
    <meta:editing-duration>PT4H22M59S</meta:editing-duration>
    <meta:editing-cycles>25</meta:editing-cycles>
    <meta:generator>LibreOffice/7.3.7.2$Linux_X86_64 LibreOffice_project/30$Build-2</meta:generator>
    <meta:document-statistic meta:table-count="1" meta:cell-count="43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5" chart:maximum="90" chart:interval-major="5" chart:interval-minor-divisor="2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arrow-down" chart:symbol-width="0.25cm" chart:symbol-height="0.25cm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color="#00bfff" draw:fill-color="#00bff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color="#ff69b4" draw:fill-color="#ff69b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x" chart:symbol-width="0.25cm" chart:symbol-height="0.25cm" chart:link-data-style-to-source="true"/>
      <style:graphic-properties svg:stroke-color="#000000" draw:fill-color="#00000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40.829cm" svg:height="18.199cm" xlink:href=".." xlink:type="simple" chart:class="chart:scatter" chart:style-name="ch1">
        <chart:title svg:x="15.82cm" svg:y="0.499cm" chart:style-name="ch2">
          <text:p>Zależnośc liczby neutronów od długości pręta</text:p>
        </chart:title>
        <chart:subtitle svg:x="18.32cm" svg:y="1.641cm" chart:style-name="ch3">
          <text:p>Pb 100% 10 000 sampli</text:p>
        </chart:subtitle>
        <chart:legend chart:legend-position="end" svg:x="37.05cm" svg:y="4.632cm" style:legend-expansion="custom" svg:width="3.569cm" svg:height="7.754cm" style:legend-expansion-aspect-ratio="0.46027856590147" chart:style-name="ch4"/>
        <chart:plot-area chart:style-name="ch5" table:cell-range-address="Arkusz1.A2:Arkusz1.G19 Arkusz1.B1:Arkusz1.G1 Arkusz1.B21:Arkusz1.B66 Arkusz1.J46:Arkusz1.O64" chart:data-source-has-labels="row" svg:x="1.827cm" svg:y="2.687cm" svg:width="34.699cm" svg:height="14.168cm">
          <chart:coordinate-region svg:x="3.374cm" svg:y="2.886cm" svg:width="32.965cm" svg:height="13.322cm"/>
          <chart:axis chart:dimension="x" chart:name="primary-x" chart:style-name="ch6">
            <chart:title svg:x="18.709cm" svg:y="17.218cm" chart:style-name="ch7">
              <text:p>L(cm)</text:p>
            </chart:title>
            <chart:grid chart:style-name="ch8" chart:class="major"/>
          </chart:axis>
          <chart:axis chart:dimension="y" chart:name="primary-y" chart:style-name="ch9">
            <chart:title svg:x="0.451cm" svg:y="9.921cm" chart:style-name="ch10">
              <text:p>n</text:p>
            </chart:title>
            <chart:grid chart:style-name="ch8" chart:class="major"/>
          </chart:axis>
          <chart:series chart:style-name="ch11" chart:values-cell-range-address="Arkusz1.B2:Arkusz1.B19" chart:label-cell-address="Arkusz1.B1:Arkusz1.B1" chart:class="chart:scatter">
            <chart:domain table:cell-range-address="Arkusz1.A2:Arkusz1.A19"/>
            <chart:data-point chart:repeated="18"/>
          </chart:series>
          <chart:series chart:style-name="ch12" chart:values-cell-range-address="Arkusz1.C2:Arkusz1.C19" chart:label-cell-address="Arkusz1.C1:Arkusz1.C1" chart:class="chart:scatter">
            <chart:data-point chart:repeated="18"/>
          </chart:series>
          <chart:series chart:style-name="ch13" chart:values-cell-range-address="Arkusz1.B22:Arkusz1.B66" chart:label-cell-address="Arkusz1.B21:Arkusz1.B21" chart:class="chart:scatter">
            <chart:domain table:cell-range-address="Arkusz1.A22:Arkusz1.A66"/>
            <chart:data-point chart:repeated="45"/>
          </chart:series>
          <chart:series chart:style-name="ch14" chart:values-cell-range-address="Arkusz1.D2:Arkusz1.D19" chart:label-cell-address="Arkusz1.D1:Arkusz1.D1" chart:class="chart:scatter">
            <chart:data-point chart:repeated="6"/>
            <chart:data-point chart:style-name="ch15"/>
            <chart:data-point chart:repeated="11"/>
          </chart:series>
          <chart:series chart:style-name="ch16" chart:values-cell-range-address="Arkusz1.E2:Arkusz1.E19" chart:label-cell-address="Arkusz1.E1:Arkusz1.E1" chart:class="chart:scatter">
            <chart:data-point chart:repeated="18"/>
          </chart:series>
          <chart:series chart:style-name="ch17" chart:values-cell-range-address="Arkusz1.F2:Arkusz1.F19" chart:label-cell-address="Arkusz1.F1:Arkusz1.F1" chart:class="chart:scatter">
            <chart:data-point chart:repeated="18"/>
          </chart:series>
          <chart:series chart:style-name="ch18" chart:values-cell-range-address="Arkusz1.G2:Arkusz1.G19" chart:label-cell-address="Arkusz1.G1:Arkusz1.G1" chart:class="chart:scatter">
            <chart:data-point chart:repeated="18"/>
          </chart:series>
          <chart:series chart:style-name="ch19" chart:values-cell-range-address="Arkusz1.J47:Arkusz1.J64" chart:label-cell-address="Arkusz1.J46:Arkusz1.J46" chart:class="chart:scatter">
            <chart:domain table:cell-range-address="Arkusz1.I47:Arkusz1.I64"/>
            <chart:data-point chart:repeated="18"/>
          </chart:series>
          <chart:series chart:style-name="ch20" chart:values-cell-range-address="Arkusz1.K47:Arkusz1.K64" chart:label-cell-address="Arkusz1.K46:Arkusz1.K46" chart:class="chart:scatter">
            <chart:domain table:cell-range-address="Arkusz1.I47:Arkusz1.I64"/>
            <chart:data-point chart:repeated="18"/>
          </chart:series>
          <chart:series chart:style-name="ch21" chart:values-cell-range-address="Arkusz1.L47:Arkusz1.L64" chart:label-cell-address="Arkusz1.L46:Arkusz1.L46" chart:class="chart:scatter">
            <chart:domain table:cell-range-address="Arkusz1.I47:Arkusz1.I64"/>
            <chart:data-point chart:repeated="18"/>
          </chart:series>
          <chart:series chart:style-name="ch22" chart:values-cell-range-address="Arkusz1.M47:Arkusz1.M64" chart:label-cell-address="Arkusz1.M46:Arkusz1.M46" chart:class="chart:scatter">
            <chart:domain table:cell-range-address="Arkusz1.I47:Arkusz1.I64"/>
            <chart:data-point chart:repeated="18"/>
          </chart:series>
          <chart:series chart:style-name="ch23" chart:values-cell-range-address="Arkusz1.N47:Arkusz1.N64" chart:label-cell-address="Arkusz1.N46:Arkusz1.N46" chart:class="chart:scatter">
            <chart:domain table:cell-range-address="Arkusz1.I47:Arkusz1.I64"/>
            <chart:data-point chart:repeated="18"/>
          </chart:series>
          <chart:series chart:style-name="ch24" chart:values-cell-range-address="Arkusz1.O47:Arkusz1.O64" chart:label-cell-address="Arkusz1.O46:Arkusz1.O46" chart:class="chart:scatter">
            <chart:domain table:cell-range-address="Arkusz1.I47:Arkusz1.I64"/>
            <chart:data-point chart:repeated="18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15GeV</text:p>
                <draw:g>
                  <svg:desc>Arkusz1.B1:Arkusz1.B1</svg:desc>
                </draw:g>
              </table:table-cell>
              <table:table-cell office:value-type="string">
                <text:p>10GeV</text:p>
                <draw:g>
                  <svg:desc>Arkusz1.C1:Arkusz1.C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10GeV-2</text:p>
                <draw:g>
                  <svg:desc>Arkusz1.B21:Arkusz1.B21</svg:desc>
                </draw:g>
              </table:table-cell>
              <table:table-cell office:value-type="string">
                <text:p>5GeV</text:p>
                <draw:g>
                  <svg:desc>Arkusz1.D1:Arkusz1.D1</svg:desc>
                </draw:g>
              </table:table-cell>
              <table:table-cell office:value-type="string">
                <text:p>3GeV </text:p>
                <draw:g>
                  <svg:desc>Arkusz1.E1:Arkusz1.E1</svg:desc>
                </draw:g>
              </table:table-cell>
              <table:table-cell office:value-type="string">
                <text:p>1GeV </text:p>
                <draw:g>
                  <svg:desc>Arkusz1.F1:Arkusz1.F1</svg:desc>
                </draw:g>
              </table:table-cell>
              <table:table-cell office:value-type="string">
                <text:p>0,1GeV</text:p>
                <draw:g>
                  <svg:desc>Arkusz1.G1:Arkusz1.G1</svg:desc>
                </draw:g>
              </table:table-cell>
              <table:table-cell office:value-type="string">
                <text:p>Kolumna I</text:p>
              </table:table-cell>
              <table:table-cell office:value-type="string">
                <text:p>n(L) - 15GeV</text:p>
                <draw:g>
                  <svg:desc>Arkusz1.J46:Arkusz1.J46</svg:desc>
                </draw:g>
              </table:table-cell>
              <table:table-cell office:value-type="string">
                <text:p>Kolumna I</text:p>
              </table:table-cell>
              <table:table-cell office:value-type="string">
                <text:p>n(L) – 10GeV</text:p>
                <draw:g>
                  <svg:desc>Arkusz1.K46:Arkusz1.K46</svg:desc>
                </draw:g>
              </table:table-cell>
              <table:table-cell office:value-type="string">
                <text:p>Kolumna I</text:p>
              </table:table-cell>
              <table:table-cell office:value-type="string">
                <text:p>n(L) – 5GeV</text:p>
                <draw:g>
                  <svg:desc>Arkusz1.L46:Arkusz1.L46</svg:desc>
                </draw:g>
              </table:table-cell>
              <table:table-cell office:value-type="string">
                <text:p>Kolumna I</text:p>
              </table:table-cell>
              <table:table-cell office:value-type="string">
                <text:p>n(L) – 3GeV</text:p>
                <draw:g>
                  <svg:desc>Arkusz1.M46:Arkusz1.M46</svg:desc>
                </draw:g>
              </table:table-cell>
              <table:table-cell office:value-type="string">
                <text:p>Kolumna I</text:p>
              </table:table-cell>
              <table:table-cell office:value-type="string">
                <text:p>n(L) – 1GeV</text:p>
                <draw:g>
                  <svg:desc>Arkusz1.N46:Arkusz1.N46</svg:desc>
                </draw:g>
              </table:table-cell>
              <table:table-cell office:value-type="string">
                <text:p>Kolumna I</text:p>
              </table:table-cell>
              <table:table-cell office:value-type="string">
                <text:p>n(L) – 0,1GeV</text:p>
                <draw:g>
                  <svg:desc>Arkusz1.O46:Arkusz1.O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A2:Arkusz1.A19</svg:desc>
                </draw:g>
              </table:table-cell>
              <table:table-cell office:value-type="float" office:value="154472">
                <text:p>154472</text:p>
                <draw:g>
                  <svg:desc>Arkusz1.B2:Arkusz1.B19</svg:desc>
                </draw:g>
              </table:table-cell>
              <table:table-cell office:value-type="float" office:value="139239">
                <text:p>139239</text:p>
                <draw:g>
                  <svg:desc>Arkusz1.C2:Arkusz1.C19</svg:desc>
                </draw:g>
              </table:table-cell>
              <table:table-cell office:value-type="float" office:value="2">
                <text:p>2</text:p>
                <draw:g>
                  <svg:desc>Arkusz1.A22:Arkusz1.A66</svg:desc>
                </draw:g>
              </table:table-cell>
              <table:table-cell office:value-type="float" office:value="47153.7">
                <text:p>47153.7</text:p>
                <draw:g>
                  <svg:desc>Arkusz1.B22:Arkusz1.B66</svg:desc>
                </draw:g>
              </table:table-cell>
              <table:table-cell office:value-type="float" office:value="115424">
                <text:p>115424</text:p>
                <draw:g>
                  <svg:desc>Arkusz1.D2:Arkusz1.D19</svg:desc>
                </draw:g>
              </table:table-cell>
              <table:table-cell office:value-type="float" office:value="94496">
                <text:p>94496</text:p>
                <draw:g>
                  <svg:desc>Arkusz1.E2:Arkusz1.E19</svg:desc>
                </draw:g>
              </table:table-cell>
              <table:table-cell office:value-type="float" office:value="53095">
                <text:p>53095</text:p>
                <draw:g>
                  <svg:desc>Arkusz1.F2:Arkusz1.F19</svg:desc>
                </draw:g>
              </table:table-cell>
              <table:table-cell office:value-type="float" office:value="3733">
                <text:p>3733</text:p>
                <draw:g>
                  <svg:desc>Arkusz1.G2:Arkusz1.G19</svg:desc>
                </draw:g>
              </table:table-cell>
              <table:table-cell office:value-type="float" office:value="5">
                <text:p>5</text:p>
                <draw:g>
                  <svg:desc>Arkusz1.I47:Arkusz1.I64</svg:desc>
                </draw:g>
              </table:table-cell>
              <table:table-cell office:value-type="float" office:value="127727.925003585">
                <text:p>127727.925003585</text:p>
                <draw:g>
                  <svg:desc>Arkusz1.J47:Arkusz1.J64</svg:desc>
                </draw:g>
              </table:table-cell>
              <table:table-cell office:value-type="float" office:value="5">
                <text:p>5</text:p>
                <draw:g>
                  <svg:desc>Arkusz1.I47:Arkusz1.I64</svg:desc>
                </draw:g>
              </table:table-cell>
              <table:table-cell office:value-type="float" office:value="122271.196209639">
                <text:p>122271.196209639</text:p>
                <draw:g>
                  <svg:desc>Arkusz1.K47:Arkusz1.K64</svg:desc>
                </draw:g>
              </table:table-cell>
              <table:table-cell office:value-type="float" office:value="5">
                <text:p>5</text:p>
                <draw:g>
                  <svg:desc>Arkusz1.I47:Arkusz1.I64</svg:desc>
                </draw:g>
              </table:table-cell>
              <table:table-cell office:value-type="float" office:value="107162.183944744">
                <text:p>107162.183944744</text:p>
                <draw:g>
                  <svg:desc>Arkusz1.L47:Arkusz1.L64</svg:desc>
                </draw:g>
              </table:table-cell>
              <table:table-cell office:value-type="float" office:value="5">
                <text:p>5</text:p>
                <draw:g>
                  <svg:desc>Arkusz1.I47:Arkusz1.I64</svg:desc>
                </draw:g>
              </table:table-cell>
              <table:table-cell office:value-type="float" office:value="88642.5203143167">
                <text:p>88642.5203143167</text:p>
                <draw:g>
                  <svg:desc>Arkusz1.M47:Arkusz1.M64</svg:desc>
                </draw:g>
              </table:table-cell>
              <table:table-cell office:value-type="float" office:value="5">
                <text:p>5</text:p>
                <draw:g>
                  <svg:desc>Arkusz1.I47:Arkusz1.I64</svg:desc>
                </draw:g>
              </table:table-cell>
              <table:table-cell office:value-type="float" office:value="50184.4254166273">
                <text:p>50184.4254166273</text:p>
                <draw:g>
                  <svg:desc>Arkusz1.N47:Arkusz1.N64</svg:desc>
                </draw:g>
              </table:table-cell>
              <table:table-cell office:value-type="float" office:value="5">
                <text:p>5</text:p>
                <draw:g>
                  <svg:desc>Arkusz1.I47:Arkusz1.I64</svg:desc>
                </draw:g>
              </table:table-cell>
              <table:table-cell office:value-type="float" office:value="3720.34358720199">
                <text:p>3720.34358720199</text:p>
                <draw:g>
                  <svg:desc>Arkusz1.O47:Arkusz1.O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38490">
                <text:p>338490</text:p>
              </table:table-cell>
              <table:table-cell office:value-type="float" office:value="290412">
                <text:p>290412</text:p>
              </table:table-cell>
              <table:table-cell office:value-type="float" office:value="4">
                <text:p>4</text:p>
              </table:table-cell>
              <table:table-cell office:value-type="float" office:value="105770.7">
                <text:p>105770.7</text:p>
              </table:table-cell>
              <table:table-cell office:value-type="float" office:value="220355">
                <text:p>220355</text:p>
              </table:table-cell>
              <table:table-cell office:value-type="float" office:value="172902">
                <text:p>172902</text:p>
              </table:table-cell>
              <table:table-cell office:value-type="float" office:value="92472">
                <text:p>92472</text:p>
              </table:table-cell>
              <table:table-cell office:value-type="float" office:value="3826">
                <text:p>3826</text:p>
              </table:table-cell>
              <table:table-cell office:value-type="float" office:value="10">
                <text:p>10</text:p>
              </table:table-cell>
              <table:table-cell office:value-type="float" office:value="355977.747382784">
                <text:p>355977.747382784</text:p>
              </table:table-cell>
              <table:table-cell office:value-type="float" office:value="10">
                <text:p>10</text:p>
              </table:table-cell>
              <table:table-cell office:value-type="float" office:value="301407.944273391">
                <text:p>301407.944273391</text:p>
              </table:table-cell>
              <table:table-cell office:value-type="float" office:value="10">
                <text:p>10</text:p>
              </table:table-cell>
              <table:table-cell office:value-type="float" office:value="227778.726350014">
                <text:p>227778.726350014</text:p>
              </table:table-cell>
              <table:table-cell office:value-type="float" office:value="10">
                <text:p>10</text:p>
              </table:table-cell>
              <table:table-cell office:value-type="float" office:value="177736.285169454">
                <text:p>177736.285169454</text:p>
              </table:table-cell>
              <table:table-cell office:value-type="float" office:value="10">
                <text:p>10</text:p>
              </table:table-cell>
              <table:table-cell office:value-type="float" office:value="97014.4433261313">
                <text:p>97014.4433261313</text:p>
              </table:table-cell>
              <table:table-cell office:value-type="float" office:value="10">
                <text:p>10</text:p>
              </table:table-cell>
              <table:table-cell office:value-type="float" office:value="3720.31382236858">
                <text:p>3720.31382236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519314">
                <text:p>519314</text:p>
              </table:table-cell>
              <table:table-cell office:value-type="float" office:value="426887">
                <text:p>426887</text:p>
              </table:table-cell>
              <table:table-cell office:value-type="float" office:value="6">
                <text:p>6</text:p>
              </table:table-cell>
              <table:table-cell office:value-type="float" office:value="166429.8">
                <text:p>166429.8</text:p>
              </table:table-cell>
              <table:table-cell office:value-type="float" office:value="311998">
                <text:p>311998</text:p>
              </table:table-cell>
              <table:table-cell office:value-type="float" office:value="234756">
                <text:p>234756</text:p>
              </table:table-cell>
              <table:table-cell office:value-type="float" office:value="123494">
                <text:p>123494</text:p>
              </table:table-cell>
              <table:table-cell office:value-type="float" office:value="3670">
                <text:p>3670</text:p>
              </table:table-cell>
              <table:table-cell office:value-type="float" office:value="15">
                <text:p>15</text:p>
              </table:table-cell>
              <table:table-cell office:value-type="float" office:value="538233.686864831">
                <text:p>538233.686864831</text:p>
              </table:table-cell>
              <table:table-cell office:value-type="float" office:value="15">
                <text:p>15</text:p>
              </table:table-cell>
              <table:table-cell office:value-type="float" office:value="441818.769602691">
                <text:p>441818.769602691</text:p>
              </table:table-cell>
              <table:table-cell office:value-type="float" office:value="15">
                <text:p>15</text:p>
              </table:table-cell>
              <table:table-cell office:value-type="float" office:value="318528.006211463">
                <text:p>318528.006211463</text:p>
              </table:table-cell>
              <table:table-cell office:value-type="float" office:value="15">
                <text:p>15</text:p>
              </table:table-cell>
              <table:table-cell office:value-type="float" office:value="241730.741825693">
                <text:p>241730.741825693</text:p>
              </table:table-cell>
              <table:table-cell office:value-type="float" office:value="15">
                <text:p>15</text:p>
              </table:table-cell>
              <table:table-cell office:value-type="float" office:value="126003.72141319">
                <text:p>126003.72141319</text:p>
              </table:table-cell>
              <table:table-cell office:value-type="float" office:value="15">
                <text:p>15</text:p>
              </table:table-cell>
              <table:table-cell office:value-type="float" office:value="3720.26256068588">
                <text:p>3720.26256068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63348">
                <text:p>663348</text:p>
              </table:table-cell>
              <table:table-cell office:value-type="float" office:value="543311">
                <text:p>543311</text:p>
              </table:table-cell>
              <table:table-cell office:value-type="float" office:value="8">
                <text:p>8</text:p>
              </table:table-cell>
              <table:table-cell office:value-type="float" office:value="228071.2">
                <text:p>228071.2</text:p>
              </table:table-cell>
              <table:table-cell office:value-type="float" office:value="385151">
                <text:p>385151</text:p>
              </table:table-cell>
              <table:table-cell office:value-type="float" office:value="285504">
                <text:p>285504</text:p>
              </table:table-cell>
              <table:table-cell office:value-type="float" office:value="143930">
                <text:p>143930</text:p>
              </table:table-cell>
              <table:table-cell office:value-type="float" office:value="3649">
                <text:p>3649</text:p>
              </table:table-cell>
              <table:table-cell office:value-type="float" office:value="20">
                <text:p>20</text:p>
              </table:table-cell>
              <table:table-cell office:value-type="float" office:value="683763.821917024">
                <text:p>683763.821917024</text:p>
              </table:table-cell>
              <table:table-cell office:value-type="float" office:value="20">
                <text:p>20</text:p>
              </table:table-cell>
              <table:table-cell office:value-type="float" office:value="551875.472555895">
                <text:p>551875.472555895</text:p>
              </table:table-cell>
              <table:table-cell office:value-type="float" office:value="20">
                <text:p>20</text:p>
              </table:table-cell>
              <table:table-cell office:value-type="float" office:value="386805.803196396">
                <text:p>386805.803196396</text:p>
              </table:table-cell>
              <table:table-cell office:value-type="float" office:value="20">
                <text:p>20</text:p>
              </table:table-cell>
              <table:table-cell office:value-type="float" office:value="287696.814641071">
                <text:p>287696.814641071</text:p>
              </table:table-cell>
              <table:table-cell office:value-type="float" office:value="20">
                <text:p>20</text:p>
              </table:table-cell>
              <table:table-cell office:value-type="float" office:value="143949.011240598">
                <text:p>143949.011240598</text:p>
              </table:table-cell>
              <table:table-cell office:value-type="float" office:value="20">
                <text:p>20</text:p>
              </table:table-cell>
              <table:table-cell office:value-type="float" office:value="3720.17427663344">
                <text:p>3720.17427663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96654">
                <text:p>796654</text:p>
              </table:table-cell>
              <table:table-cell office:value-type="float" office:value="635183">
                <text:p>635183</text:p>
              </table:table-cell>
              <table:table-cell office:value-type="float" office:value="10">
                <text:p>10</text:p>
              </table:table-cell>
              <table:table-cell office:value-type="float" office:value="288645.3">
                <text:p>288645.3</text:p>
              </table:table-cell>
              <table:table-cell office:value-type="float" office:value="436089">
                <text:p>436089</text:p>
              </table:table-cell>
              <table:table-cell office:value-type="float" office:value="321036">
                <text:p>321036</text:p>
              </table:table-cell>
              <table:table-cell office:value-type="float" office:value="155979">
                <text:p>155979</text:p>
              </table:table-cell>
              <table:table-cell office:value-type="float" office:value="3777">
                <text:p>3777</text:p>
              </table:table-cell>
              <table:table-cell office:value-type="float" office:value="25">
                <text:p>25</text:p>
              </table:table-cell>
              <table:table-cell office:value-type="float" office:value="799968.650514093">
                <text:p>799968.650514093</text:p>
              </table:table-cell>
              <table:table-cell office:value-type="float" office:value="25">
                <text:p>25</text:p>
              </table:table-cell>
              <table:table-cell office:value-type="float" office:value="638140.031121965">
                <text:p>638140.031121965</text:p>
              </table:table-cell>
              <table:table-cell office:value-type="float" office:value="25">
                <text:p>25</text:p>
              </table:table-cell>
              <table:table-cell office:value-type="float" office:value="438176.542096288">
                <text:p>438176.542096288</text:p>
              </table:table-cell>
              <table:table-cell office:value-type="float" office:value="25">
                <text:p>25</text:p>
              </table:table-cell>
              <table:table-cell office:value-type="float" office:value="320713.422023463">
                <text:p>320713.422023463</text:p>
              </table:table-cell>
              <table:table-cell office:value-type="float" office:value="25">
                <text:p>25</text:p>
              </table:table-cell>
              <table:table-cell office:value-type="float" office:value="155057.719295438">
                <text:p>155057.719295438</text:p>
              </table:table-cell>
              <table:table-cell office:value-type="float" office:value="25">
                <text:p>25</text:p>
              </table:table-cell>
              <table:table-cell office:value-type="float" office:value="3720.02223180183">
                <text:p>3720.02223180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898597">
                <text:p>898597</text:p>
              </table:table-cell>
              <table:table-cell office:value-type="float" office:value="705991">
                <text:p>705991</text:p>
              </table:table-cell>
              <table:table-cell office:value-type="float" office:value="12">
                <text:p>12</text:p>
              </table:table-cell>
              <table:table-cell office:value-type="float" office:value="347309.9">
                <text:p>347309.9</text:p>
              </table:table-cell>
              <table:table-cell office:value-type="float" office:value="476258">
                <text:p>476258</text:p>
              </table:table-cell>
              <table:table-cell office:value-type="float" office:value="346494">
                <text:p>346494</text:p>
              </table:table-cell>
              <table:table-cell office:value-type="float" office:value="165878">
                <text:p>165878</text:p>
              </table:table-cell>
              <table:table-cell office:value-type="float" office:value="3790">
                <text:p>3790</text:p>
              </table:table-cell>
              <table:table-cell office:value-type="float" office:value="30">
                <text:p>30</text:p>
              </table:table-cell>
              <table:table-cell office:value-type="float" office:value="892757.420238189">
                <text:p>892757.420238189</text:p>
              </table:table-cell>
              <table:table-cell office:value-type="float" office:value="30">
                <text:p>30</text:p>
              </table:table-cell>
              <table:table-cell office:value-type="float" office:value="705755.849740148">
                <text:p>705755.849740148</text:p>
              </table:table-cell>
              <table:table-cell office:value-type="float" office:value="30">
                <text:p>30</text:p>
              </table:table-cell>
              <table:table-cell office:value-type="float" office:value="476826.775871452">
                <text:p>476826.775871452</text:p>
              </table:table-cell>
              <table:table-cell office:value-type="float" office:value="30">
                <text:p>30</text:p>
              </table:table-cell>
              <table:table-cell office:value-type="float" office:value="344428.660160544">
                <text:p>344428.660160544</text:p>
              </table:table-cell>
              <table:table-cell office:value-type="float" office:value="30">
                <text:p>30</text:p>
              </table:table-cell>
              <table:table-cell office:value-type="float" office:value="161934.364690108">
                <text:p>161934.364690108</text:p>
              </table:table-cell>
              <table:table-cell office:value-type="float" office:value="30">
                <text:p>30</text:p>
              </table:table-cell>
              <table:table-cell office:value-type="float" office:value="3719.76037668549">
                <text:p>3719.76037668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974865">
                <text:p>974865</text:p>
              </table:table-cell>
              <table:table-cell office:value-type="float" office:value="765302">
                <text:p>765302</text:p>
              </table:table-cell>
              <table:table-cell office:value-type="float" office:value="14">
                <text:p>14</text:p>
              </table:table-cell>
              <table:table-cell office:value-type="float" office:value="401208.5">
                <text:p>401208.5</text:p>
              </table:table-cell>
              <table:table-cell office:value-type="float" office:value="509337">
                <text:p>509337</text:p>
              </table:table-cell>
              <table:table-cell office:value-type="float" office:value="366171">
                <text:p>366171</text:p>
              </table:table-cell>
              <table:table-cell office:value-type="float" office:value="169948">
                <text:p>169948</text:p>
              </table:table-cell>
              <table:table-cell office:value-type="float" office:value="3631">
                <text:p>3631</text:p>
              </table:table-cell>
              <table:table-cell office:value-type="float" office:value="35">
                <text:p>35</text:p>
              </table:table-cell>
              <table:table-cell office:value-type="float" office:value="966848.625318529">
                <text:p>966848.625318529</text:p>
              </table:table-cell>
              <table:table-cell office:value-type="float" office:value="35">
                <text:p>35</text:p>
              </table:table-cell>
              <table:table-cell office:value-type="float" office:value="758754.42764286">
                <text:p>758754.42764286</text:p>
              </table:table-cell>
              <table:table-cell office:value-type="float" office:value="35">
                <text:p>35</text:p>
              </table:table-cell>
              <table:table-cell office:value-type="float" office:value="505906.376493626">
                <text:p>505906.376493626</text:p>
              </table:table-cell>
              <table:table-cell office:value-type="float" office:value="35">
                <text:p>35</text:p>
              </table:table-cell>
              <table:table-cell office:value-type="float" office:value="361462.891248695">
                <text:p>361462.891248695</text:p>
              </table:table-cell>
              <table:table-cell office:value-type="float" office:value="35">
                <text:p>35</text:p>
              </table:table-cell>
              <table:table-cell office:value-type="float" office:value="166191.228013061">
                <text:p>166191.228013061</text:p>
              </table:table-cell>
              <table:table-cell office:value-type="float" office:value="35">
                <text:p>35</text:p>
              </table:table-cell>
              <table:table-cell office:value-type="float" office:value="3719.30940376374">
                <text:p>3719.309403763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034541">
                <text:p>1034541</text:p>
              </table:table-cell>
              <table:table-cell office:value-type="float" office:value="809680">
                <text:p>809680</text:p>
              </table:table-cell>
              <table:table-cell office:value-type="float" office:value="16">
                <text:p>16</text:p>
              </table:table-cell>
              <table:table-cell office:value-type="float" office:value="449873.7">
                <text:p>449873.7</text:p>
              </table:table-cell>
              <table:table-cell office:value-type="float" office:value="531510">
                <text:p>531510</text:p>
              </table:table-cell>
              <table:table-cell office:value-type="float" office:value="376336">
                <text:p>376336</text:p>
              </table:table-cell>
              <table:table-cell office:value-type="float" office:value="172520">
                <text:p>172520</text:p>
              </table:table-cell>
              <table:table-cell office:value-type="float" office:value="3755">
                <text:p>3755</text:p>
              </table:table-cell>
              <table:table-cell office:value-type="float" office:value="40">
                <text:p>40</text:p>
              </table:table-cell>
              <table:table-cell office:value-type="float" office:value="1026009.95148526">
                <text:p>1026009.95148526</text:p>
              </table:table-cell>
              <table:table-cell office:value-type="float" office:value="40">
                <text:p>40</text:p>
              </table:table-cell>
              <table:table-cell office:value-type="float" office:value="800295.731395625">
                <text:p>800295.731395625</text:p>
              </table:table-cell>
              <table:table-cell office:value-type="float" office:value="40">
                <text:p>40</text:p>
              </table:table-cell>
              <table:table-cell office:value-type="float" office:value="527785.239562458">
                <text:p>527785.239562458</text:p>
              </table:table-cell>
              <table:table-cell office:value-type="float" office:value="40">
                <text:p>40</text:p>
              </table:table-cell>
              <table:table-cell office:value-type="float" office:value="373698.274553189">
                <text:p>373698.274553189</text:p>
              </table:table-cell>
              <table:table-cell office:value-type="float" office:value="40">
                <text:p>40</text:p>
              </table:table-cell>
              <table:table-cell office:value-type="float" office:value="168826.362487836">
                <text:p>168826.362487836</text:p>
              </table:table-cell>
              <table:table-cell office:value-type="float" office:value="40">
                <text:p>40</text:p>
              </table:table-cell>
              <table:table-cell office:value-type="float" office:value="3718.53272779498">
                <text:p>3718.53272779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093799">
                <text:p>1093799</text:p>
              </table:table-cell>
              <table:table-cell office:value-type="float" office:value="836167">
                <text:p>836167</text:p>
              </table:table-cell>
              <table:table-cell office:value-type="float" office:value="18">
                <text:p>18</text:p>
              </table:table-cell>
              <table:table-cell office:value-type="float" office:value="494624.2">
                <text:p>494624.2</text:p>
              </table:table-cell>
              <table:table-cell office:value-type="float" office:value="550750">
                <text:p>550750</text:p>
              </table:table-cell>
              <table:table-cell office:value-type="float" office:value="386961">
                <text:p>386961</text:p>
              </table:table-cell>
              <table:table-cell office:value-type="float" office:value="172208">
                <text:p>172208</text:p>
              </table:table-cell>
              <table:table-cell office:value-type="float" office:value="3720">
                <text:p>3720</text:p>
              </table:table-cell>
              <table:table-cell office:value-type="float" office:value="45">
                <text:p>45</text:p>
              </table:table-cell>
              <table:table-cell office:value-type="float" office:value="1073249.87031248">
                <text:p>1073249.87031248</text:p>
              </table:table-cell>
              <table:table-cell office:value-type="float" office:value="45">
                <text:p>45</text:p>
              </table:table-cell>
              <table:table-cell office:value-type="float" office:value="832856.603512747">
                <text:p>832856.603512747</text:p>
              </table:table-cell>
              <table:table-cell office:value-type="float" office:value="45">
                <text:p>45</text:p>
              </table:table-cell>
              <table:table-cell office:value-type="float" office:value="544246.423311305">
                <text:p>544246.423311305</text:p>
              </table:table-cell>
              <table:table-cell office:value-type="float" office:value="45">
                <text:p>45</text:p>
              </table:table-cell>
              <table:table-cell office:value-type="float" office:value="382486.73138656">
                <text:p>382486.73138656</text:p>
              </table:table-cell>
              <table:table-cell office:value-type="float" office:value="45">
                <text:p>45</text:p>
              </table:table-cell>
              <table:table-cell office:value-type="float" office:value="170457.594964272">
                <text:p>170457.594964272</text:p>
              </table:table-cell>
              <table:table-cell office:value-type="float" office:value="45">
                <text:p>45</text:p>
              </table:table-cell>
              <table:table-cell office:value-type="float" office:value="3717.19511852546">
                <text:p>3717.195118525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120431">
                <text:p>1120431</text:p>
              </table:table-cell>
              <table:table-cell office:value-type="float" office:value="871667">
                <text:p>871667</text:p>
              </table:table-cell>
              <table:table-cell office:value-type="float" office:value="20">
                <text:p>20</text:p>
              </table:table-cell>
              <table:table-cell office:value-type="float" office:value="540573">
                <text:p>540573</text:p>
              </table:table-cell>
              <table:table-cell office:value-type="float" office:value="562690">
                <text:p>562690</text:p>
              </table:table-cell>
              <table:table-cell office:value-type="float" office:value="392408">
                <text:p>392408</text:p>
              </table:table-cell>
              <table:table-cell office:value-type="float" office:value="170800">
                <text:p>170800</text:p>
              </table:table-cell>
              <table:table-cell office:value-type="float" office:value="3695">
                <text:p>3695</text:p>
              </table:table-cell>
              <table:table-cell office:value-type="float" office:value="50">
                <text:p>50</text:p>
              </table:table-cell>
              <table:table-cell office:value-type="float" office:value="1110970.62600537">
                <text:p>1110970.62600537</text:p>
              </table:table-cell>
              <table:table-cell office:value-type="float" office:value="50">
                <text:p>50</text:p>
              </table:table-cell>
              <table:table-cell office:value-type="float" office:value="858378.440750631">
                <text:p>858378.440750631</text:p>
              </table:table-cell>
              <table:table-cell office:value-type="float" office:value="50">
                <text:p>50</text:p>
              </table:table-cell>
              <table:table-cell office:value-type="float" office:value="556631.462221271">
                <text:p>556631.462221271</text:p>
              </table:table-cell>
              <table:table-cell office:value-type="float" office:value="50">
                <text:p>50</text:p>
              </table:table-cell>
              <table:table-cell office:value-type="float" office:value="388799.322630323">
                <text:p>388799.322630323</text:p>
              </table:table-cell>
              <table:table-cell office:value-type="float" office:value="50">
                <text:p>50</text:p>
              </table:table-cell>
              <table:table-cell office:value-type="float" office:value="171467.380012303">
                <text:p>171467.380012303</text:p>
              </table:table-cell>
              <table:table-cell office:value-type="float" office:value="50">
                <text:p>50</text:p>
              </table:table-cell>
              <table:table-cell office:value-type="float" office:value="3714.89145698592">
                <text:p>3714.89145698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145963">
                <text:p>1145963</text:p>
              </table:table-cell>
              <table:table-cell office:value-type="float" office:value="886778">
                <text:p>886778</text:p>
              </table:table-cell>
              <table:table-cell office:value-type="float" office:value="22">
                <text:p>22</text:p>
              </table:table-cell>
              <table:table-cell office:value-type="float" office:value="577781.9">
                <text:p>577781.9</text:p>
              </table:table-cell>
              <table:table-cell office:value-type="float" office:value="571475">
                <text:p>571475</text:p>
              </table:table-cell>
              <table:table-cell office:value-type="float" office:value="399859">
                <text:p>399859</text:p>
              </table:table-cell>
              <table:table-cell office:value-type="float" office:value="173008">
                <text:p>173008</text:p>
              </table:table-cell>
              <table:table-cell office:value-type="float" office:value="3633">
                <text:p>3633</text:p>
              </table:table-cell>
              <table:table-cell office:value-type="float" office:value="55">
                <text:p>55</text:p>
              </table:table-cell>
              <table:table-cell office:value-type="float" office:value="1141090.39431502">
                <text:p>1141090.39431502</text:p>
              </table:table-cell>
              <table:table-cell office:value-type="float" office:value="55">
                <text:p>55</text:p>
              </table:table-cell>
              <table:table-cell office:value-type="float" office:value="878382.9471918">
                <text:p>878382.9471918</text:p>
              </table:table-cell>
              <table:table-cell office:value-type="float" office:value="55">
                <text:p>55</text:p>
              </table:table-cell>
              <table:table-cell office:value-type="float" office:value="565949.697844035">
                <text:p>565949.697844035</text:p>
              </table:table-cell>
              <table:table-cell office:value-type="float" office:value="55">
                <text:p>55</text:p>
              </table:table-cell>
              <table:table-cell office:value-type="float" office:value="393333.543935197">
                <text:p>393333.543935197</text:p>
              </table:table-cell>
              <table:table-cell office:value-type="float" office:value="55">
                <text:p>55</text:p>
              </table:table-cell>
              <table:table-cell office:value-type="float" office:value="172092.469236528">
                <text:p>172092.469236528</text:p>
              </table:table-cell>
              <table:table-cell office:value-type="float" office:value="55">
                <text:p>55</text:p>
              </table:table-cell>
              <table:table-cell office:value-type="float" office:value="3710.92403794233">
                <text:p>3710.924037942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170723">
                <text:p>1170723</text:p>
              </table:table-cell>
              <table:table-cell office:value-type="float" office:value="903838">
                <text:p>903838</text:p>
              </table:table-cell>
              <table:table-cell office:value-type="float" office:value="24">
                <text:p>24</text:p>
              </table:table-cell>
              <table:table-cell office:value-type="float" office:value="613899.6">
                <text:p>613899.6</text:p>
              </table:table-cell>
              <table:table-cell office:value-type="float" office:value="577256">
                <text:p>577256</text:p>
              </table:table-cell>
              <table:table-cell office:value-type="float" office:value="396795">
                <text:p>396795</text:p>
              </table:table-cell>
              <table:table-cell office:value-type="float" office:value="172898">
                <text:p>172898</text:p>
              </table:table-cell>
              <table:table-cell office:value-type="float" office:value="3667">
                <text:p>3667</text:p>
              </table:table-cell>
              <table:table-cell office:value-type="float" office:value="60">
                <text:p>60</text:p>
              </table:table-cell>
              <table:table-cell office:value-type="float" office:value="1165140.82560577">
                <text:p>1165140.82560577</text:p>
              </table:table-cell>
              <table:table-cell office:value-type="float" office:value="60">
                <text:p>60</text:p>
              </table:table-cell>
              <table:table-cell office:value-type="float" office:value="894062.863736396">
                <text:p>894062.863736396</text:p>
              </table:table-cell>
              <table:table-cell office:value-type="float" office:value="60">
                <text:p>60</text:p>
              </table:table-cell>
              <table:table-cell office:value-type="float" office:value="572960.536950199">
                <text:p>572960.536950199</text:p>
              </table:table-cell>
              <table:table-cell office:value-type="float" office:value="60">
                <text:p>60</text:p>
              </table:table-cell>
              <table:table-cell office:value-type="float" office:value="396590.39394301">
                <text:p>396590.39394301</text:p>
              </table:table-cell>
              <table:table-cell office:value-type="float" office:value="60">
                <text:p>60</text:p>
              </table:table-cell>
              <table:table-cell office:value-type="float" office:value="172479.419448363">
                <text:p>172479.419448363</text:p>
              </table:table-cell>
              <table:table-cell office:value-type="float" office:value="60">
                <text:p>60</text:p>
              </table:table-cell>
              <table:table-cell office:value-type="float" office:value="3704.0912573462">
                <text:p>3704.0912573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193617">
                <text:p>1193617</text:p>
              </table:table-cell>
              <table:table-cell office:value-type="float" office:value="905952">
                <text:p>905952</text:p>
              </table:table-cell>
              <table:table-cell office:value-type="float" office:value="26">
                <text:p>26</text:p>
              </table:table-cell>
              <table:table-cell office:value-type="float" office:value="645632.6">
                <text:p>645632.6</text:p>
              </table:table-cell>
              <table:table-cell office:value-type="float" office:value="578382">
                <text:p>578382</text:p>
              </table:table-cell>
              <table:table-cell office:value-type="float" office:value="399158">
                <text:p>399158</text:p>
              </table:table-cell>
              <table:table-cell office:value-type="float" office:value="172637">
                <text:p>172637</text:p>
              </table:table-cell>
              <table:table-cell office:value-type="float" office:value="3730">
                <text:p>3730</text:p>
              </table:table-cell>
              <table:table-cell office:value-type="float" office:value="65">
                <text:p>65</text:p>
              </table:table-cell>
              <table:table-cell office:value-type="float" office:value="1184344.93233477">
                <text:p>1184344.93233477</text:p>
              </table:table-cell>
              <table:table-cell office:value-type="float" office:value="65">
                <text:p>65</text:p>
              </table:table-cell>
              <table:table-cell office:value-type="float" office:value="906353.083621026">
                <text:p>906353.083621026</text:p>
              </table:table-cell>
              <table:table-cell office:value-type="float" office:value="65">
                <text:p>65</text:p>
              </table:table-cell>
              <table:table-cell office:value-type="float" office:value="578235.340782423">
                <text:p>578235.340782423</text:p>
              </table:table-cell>
              <table:table-cell office:value-type="float" office:value="65">
                <text:p>65</text:p>
              </table:table-cell>
              <table:table-cell office:value-type="float" office:value="398929.731011094">
                <text:p>398929.731011094</text:p>
              </table:table-cell>
              <table:table-cell office:value-type="float" office:value="65">
                <text:p>65</text:p>
              </table:table-cell>
              <table:table-cell office:value-type="float" office:value="172718.953999009">
                <text:p>172718.953999009</text:p>
              </table:table-cell>
              <table:table-cell office:value-type="float" office:value="65">
                <text:p>65</text:p>
              </table:table-cell>
              <table:table-cell office:value-type="float" office:value="3692.32368498698">
                <text:p>3692.32368498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202908">
                <text:p>1202908</text:p>
              </table:table-cell>
              <table:table-cell office:value-type="float" office:value="916103">
                <text:p>916103</text:p>
              </table:table-cell>
              <table:table-cell office:value-type="float" office:value="28">
                <text:p>28</text:p>
              </table:table-cell>
              <table:table-cell office:value-type="float" office:value="676096">
                <text:p>676096</text:p>
              </table:table-cell>
              <table:table-cell office:value-type="float" office:value="579106">
                <text:p>579106</text:p>
              </table:table-cell>
              <table:table-cell office:value-type="float" office:value="400577">
                <text:p>400577</text:p>
              </table:table-cell>
              <table:table-cell office:value-type="float" office:value="172406">
                <text:p>172406</text:p>
              </table:table-cell>
              <table:table-cell office:value-type="float" office:value="3674">
                <text:p>3674</text:p>
              </table:table-cell>
              <table:table-cell office:value-type="float" office:value="70">
                <text:p>70</text:p>
              </table:table-cell>
              <table:table-cell office:value-type="float" office:value="1199679.28167762">
                <text:p>1199679.28167762</text:p>
              </table:table-cell>
              <table:table-cell office:value-type="float" office:value="70">
                <text:p>70</text:p>
              </table:table-cell>
              <table:table-cell office:value-type="float" office:value="915986.394128959">
                <text:p>915986.394128959</text:p>
              </table:table-cell>
              <table:table-cell office:value-type="float" office:value="70">
                <text:p>70</text:p>
              </table:table-cell>
              <table:table-cell office:value-type="float" office:value="582203.989191994">
                <text:p>582203.989191994</text:p>
              </table:table-cell>
              <table:table-cell office:value-type="float" office:value="70">
                <text:p>70</text:p>
              </table:table-cell>
              <table:table-cell office:value-type="float" office:value="400610.034956621">
                <text:p>400610.034956621</text:p>
              </table:table-cell>
              <table:table-cell office:value-type="float" office:value="70">
                <text:p>70</text:p>
              </table:table-cell>
              <table:table-cell office:value-type="float" office:value="172867.233542988">
                <text:p>172867.233542988</text:p>
              </table:table-cell>
              <table:table-cell office:value-type="float" office:value="70">
                <text:p>70</text:p>
              </table:table-cell>
              <table:table-cell office:value-type="float" office:value="3672.05730041905">
                <text:p>3672.057300419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205688">
                <text:p>1205688</text:p>
              </table:table-cell>
              <table:table-cell office:value-type="float" office:value="921952">
                <text:p>921952</text:p>
              </table:table-cell>
              <table:table-cell office:value-type="float" office:value="30">
                <text:p>30</text:p>
              </table:table-cell>
              <table:table-cell office:value-type="float" office:value="703734.9">
                <text:p>703734.9</text:p>
              </table:table-cell>
              <table:table-cell office:value-type="float" office:value="581920">
                <text:p>581920</text:p>
              </table:table-cell>
              <table:table-cell office:value-type="float" office:value="396439">
                <text:p>396439</text:p>
              </table:table-cell>
              <table:table-cell office:value-type="float" office:value="173284">
                <text:p>173284</text:p>
              </table:table-cell>
              <table:table-cell office:value-type="float" office:value="3669">
                <text:p>3669</text:p>
              </table:table-cell>
              <table:table-cell office:value-type="float" office:value="75">
                <text:p>75</text:p>
              </table:table-cell>
              <table:table-cell office:value-type="float" office:value="1211923.65591939">
                <text:p>1211923.65591939</text:p>
              </table:table-cell>
              <table:table-cell office:value-type="float" office:value="75">
                <text:p>75</text:p>
              </table:table-cell>
              <table:table-cell office:value-type="float" office:value="923537.168013673">
                <text:p>923537.168013673</text:p>
              </table:table-cell>
              <table:table-cell office:value-type="float" office:value="75">
                <text:p>75</text:p>
              </table:table-cell>
              <table:table-cell office:value-type="float" office:value="585189.914488889">
                <text:p>585189.914488889</text:p>
              </table:table-cell>
              <table:table-cell office:value-type="float" office:value="75">
                <text:p>75</text:p>
              </table:table-cell>
              <table:table-cell office:value-type="float" office:value="401816.967205877">
                <text:p>401816.967205877</text:p>
              </table:table-cell>
              <table:table-cell office:value-type="float" office:value="75">
                <text:p>75</text:p>
              </table:table-cell>
              <table:table-cell office:value-type="float" office:value="172959.023320719">
                <text:p>172959.023320719</text:p>
              </table:table-cell>
              <table:table-cell office:value-type="float" office:value="75">
                <text:p>75</text:p>
              </table:table-cell>
              <table:table-cell office:value-type="float" office:value="3637.15406541716">
                <text:p>3637.154065417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219206">
                <text:p>1219206</text:p>
              </table:table-cell>
              <table:table-cell office:value-type="float" office:value="925060">
                <text:p>925060</text:p>
              </table:table-cell>
              <table:table-cell office:value-type="float" office:value="32">
                <text:p>32</text:p>
              </table:table-cell>
              <table:table-cell office:value-type="float" office:value="727232">
                <text:p>727232</text:p>
              </table:table-cell>
              <table:table-cell office:value-type="float" office:value="587904">
                <text:p>587904</text:p>
              </table:table-cell>
              <table:table-cell office:value-type="float" office:value="400002">
                <text:p>400002</text:p>
              </table:table-cell>
              <table:table-cell office:value-type="float" office:value="172290">
                <text:p>172290</text:p>
              </table:table-cell>
              <table:table-cell office:value-type="float" office:value="3584">
                <text:p>3584</text:p>
              </table:table-cell>
              <table:table-cell office:value-type="float" office:value="80">
                <text:p>80</text:p>
              </table:table-cell>
              <table:table-cell office:value-type="float" office:value="1221700.7059409">
                <text:p>1221700.7059409</text:p>
              </table:table-cell>
              <table:table-cell office:value-type="float" office:value="80">
                <text:p>80</text:p>
              </table:table-cell>
              <table:table-cell office:value-type="float" office:value="929455.609676186">
                <text:p>929455.609676186</text:p>
              </table:table-cell>
              <table:table-cell office:value-type="float" office:value="80">
                <text:p>80</text:p>
              </table:table-cell>
              <table:table-cell office:value-type="float" office:value="587436.460153437">
                <text:p>587436.460153437</text:p>
              </table:table-cell>
              <table:table-cell office:value-type="float" office:value="80">
                <text:p>80</text:p>
              </table:table-cell>
              <table:table-cell office:value-type="float" office:value="402683.885038316">
                <text:p>402683.885038316</text:p>
              </table:table-cell>
              <table:table-cell office:value-type="float" office:value="80">
                <text:p>80</text:p>
              </table:table-cell>
              <table:table-cell office:value-type="float" office:value="173015.84412735">
                <text:p>173015.84412735</text:p>
              </table:table-cell>
              <table:table-cell office:value-type="float" office:value="80">
                <text:p>80</text:p>
              </table:table-cell>
              <table:table-cell office:value-type="float" office:value="3577.04290895936">
                <text:p>3577.04290895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218424">
                <text:p>1218424</text:p>
              </table:table-cell>
              <table:table-cell office:value-type="float" office:value="929113">
                <text:p>929113</text:p>
              </table:table-cell>
              <table:table-cell office:value-type="float" office:value="34">
                <text:p>34</text:p>
              </table:table-cell>
              <table:table-cell office:value-type="float" office:value="750683.6">
                <text:p>750683.6</text:p>
              </table:table-cell>
              <table:table-cell office:value-type="float" office:value="585602">
                <text:p>585602</text:p>
              </table:table-cell>
              <table:table-cell office:value-type="float" office:value="400484">
                <text:p>400484</text:p>
              </table:table-cell>
              <table:table-cell office:value-type="float" office:value="169133">
                <text:p>169133</text:p>
              </table:table-cell>
              <table:table-cell office:value-type="float" office:value="3448">
                <text:p>3448</text:p>
              </table:table-cell>
              <table:table-cell office:value-type="float" office:value="85">
                <text:p>85</text:p>
              </table:table-cell>
              <table:table-cell office:value-type="float" office:value="1229507.61425942">
                <text:p>1229507.61425942</text:p>
              </table:table-cell>
              <table:table-cell office:value-type="float" office:value="85">
                <text:p>85</text:p>
              </table:table-cell>
              <table:table-cell office:value-type="float" office:value="934094.597976906">
                <text:p>934094.597976906</text:p>
              </table:table-cell>
              <table:table-cell office:value-type="float" office:value="85">
                <text:p>85</text:p>
              </table:table-cell>
              <table:table-cell office:value-type="float" office:value="589126.712561341">
                <text:p>589126.712561341</text:p>
              </table:table-cell>
              <table:table-cell office:value-type="float" office:value="85">
                <text:p>85</text:p>
              </table:table-cell>
              <table:table-cell office:value-type="float" office:value="403306.576600882">
                <text:p>403306.576600882</text:p>
              </table:table-cell>
              <table:table-cell office:value-type="float" office:value="85">
                <text:p>85</text:p>
              </table:table-cell>
              <table:table-cell office:value-type="float" office:value="173051.018023028">
                <text:p>173051.018023028</text:p>
              </table:table-cell>
              <table:table-cell office:value-type="float" office:value="85">
                <text:p>85</text:p>
              </table:table-cell>
              <table:table-cell office:value-type="float" office:value="3473.51808868129">
                <text:p>3473.518088681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213598">
                <text:p>1213598</text:p>
              </table:table-cell>
              <table:table-cell office:value-type="float" office:value="918523">
                <text:p>918523</text:p>
              </table:table-cell>
              <table:table-cell office:value-type="float" office:value="36">
                <text:p>36</text:p>
              </table:table-cell>
              <table:table-cell office:value-type="float" office:value="767849">
                <text:p>767849</text:p>
              </table:table-cell>
              <table:table-cell office:value-type="float" office:value="580141">
                <text:p>580141</text:p>
              </table:table-cell>
              <table:table-cell office:value-type="float" office:value="398043">
                <text:p>398043</text:p>
              </table:table-cell>
              <table:table-cell office:value-type="float" office:value="167363">
                <text:p>167363</text:p>
              </table:table-cell>
              <table:table-cell office:value-type="float" office:value="3302">
                <text:p>3302</text:p>
              </table:table-cell>
              <table:table-cell office:value-type="float" office:value="90">
                <text:p>90</text:p>
              </table:table-cell>
              <table:table-cell office:value-type="float" office:value="1235741.37775247">
                <text:p>1235741.37775247</text:p>
              </table:table-cell>
              <table:table-cell office:value-type="float" office:value="90">
                <text:p>90</text:p>
              </table:table-cell>
              <table:table-cell office:value-type="float" office:value="937730.726147354">
                <text:p>937730.726147354</text:p>
              </table:table-cell>
              <table:table-cell office:value-type="float" office:value="90">
                <text:p>90</text:p>
              </table:table-cell>
              <table:table-cell office:value-type="float" office:value="590398.421945">
                <text:p>590398.421945</text:p>
              </table:table-cell>
              <table:table-cell office:value-type="float" office:value="90">
                <text:p>90</text:p>
              </table:table-cell>
              <table:table-cell office:value-type="float" office:value="403753.844805067">
                <text:p>403753.844805067</text:p>
              </table:table-cell>
              <table:table-cell office:value-type="float" office:value="90">
                <text:p>90</text:p>
              </table:table-cell>
              <table:table-cell office:value-type="float" office:value="173072.791788847">
                <text:p>173072.791788847</text:p>
              </table:table-cell>
              <table:table-cell office:value-type="float" office:value="90">
                <text:p>90</text:p>
              </table:table-cell>
              <table:table-cell office:value-type="float" office:value="3295.22525511834">
                <text:p>3295.22525511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789629.9">
                <text:p>78962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804160.9">
                <text:p>80416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820080.7">
                <text:p>82008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831039.2">
                <text:p>83103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845840.8">
                <text:p>84584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854649.6">
                <text:p>85464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865248.6">
                <text:p>86524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873673.3">
                <text:p>87367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879155">
                <text:p>879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886989.3">
                <text:p>88698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893020.7">
                <text:p>89302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898168.4">
                <text:p>89816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902355.2">
                <text:p>90235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908252.2">
                <text:p>90825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910044.7">
                <text:p>91004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914119.2">
                <text:p>91411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916364">
                <text:p>91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917939.1">
                <text:p>91793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922059.2">
                <text:p>92205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923474.1">
                <text:p>92347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22019.3">
                <text:p>92201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23563.1">
                <text:p>92356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24885.3">
                <text:p>92488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25332.3">
                <text:p>92533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923663">
                <text:p>923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923098.3">
                <text:p>92309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919607.2">
                <text:p>91960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